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2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6)),ISBLANK(M6)))" style:apply-style-name="cf1" style:base-cell-address="Data_Sheet.M6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D4)),ISBLANK(E4)))" style:apply-style-name="cf1" style:base-cell-address="Data_Sheet.E4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D4)),ISBLANK(E4)))" style:apply-style-name="cf1" style:base-cell-address="Data_Sheet.E4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6)),ISBLANK(N6)))" style:apply-style-name="cf1" style:base-cell-address="Data_Sheet.N6"/>
      <style:map style:condition="is-true-formula(msoxl:AND(NOT(ISBLANK(O7)),ISBLANK(N7)))" style:apply-style-name="cf1" style:base-cell-address="Data_Sheet.N7"/>
      <style:map style:condition="is-true-formula(msoxl:AND(NOT(ISBLANK(E4)),ISBLANK(D4)))" style:apply-style-name="cf1" style:base-cell-address="Data_Sheet.D4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6)),ISBLANK(O6)))" style:apply-style-name="cf1" style:base-cell-address="Data_Sheet.O6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D4)),ISBLANK(E4)))" style:apply-style-name="cf1" style:base-cell-address="Data_Sheet.E4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D4)),ISBLANK(E4)))" style:apply-style-name="cf1" style:base-cell-address="Data_Sheet.E4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E4)),ISBLANK(D4)))" style:apply-style-name="cf1" style:base-cell-address="Data_Sheet.D4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E4)),ISBLANK(D4)))" style:apply-style-name="cf1" style:base-cell-address="Data_Sheet.D4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4)),ISBLANK(E4)))" style:apply-style-name="cf1" style:base-cell-address="Data_Sheet.E4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D4)),ISBLANK(E4)))" style:apply-style-name="cf1" style:base-cell-address="Data_Sheet.E4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6)),ISBLANK(D6)))" style:apply-style-name="cf1" style:base-cell-address="Data_Sheet.D6"/>
      <style:map style:condition="is-true-formula(msoxl:AND(NOT(ISBLANK(E7)),ISBLANK(D7)))" style:apply-style-name="cf1" style:base-cell-address="Data_Sheet.D7"/>
      <style:map style:condition="is-true-formula(msoxl:AND(NOT(ISBLANK(E4)),ISBLANK(D4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4)),ISBLANK(B4)))" style:apply-style-name="cf1" style:base-cell-address="Data_Sheet.B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4)),ISBLANK(C4)))" style:apply-style-name="cf1" style:base-cell-address="Data_Sheet.C4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4)),ISBLANK(D4)))" style:apply-style-name="cf1" style:base-cell-address="Data_Sheet.D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4)),ISBLANK(D4)))" style:apply-style-name="cf1" style:base-cell-address="Data_Sheet.D4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E4)),ISBLANK(D4)))" style:apply-style-name="cf1" style:base-cell-address="Data_Sheet.D4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4)),ISBLANK(E4)))" style:apply-style-name="cf1" style:base-cell-address="Data_Sheet.E4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  <style:map style:condition="is-true-formula(msoxl:AND(NOT(ISBLANK(D7)),ISBLANK(E7)))" style:apply-style-name="cf1" style:base-cell-address="Data_Sheet.E7"/>
      <style:map style:condition="is-true-formula(msoxl:AND(NOT(ISBLANK(D4)),ISBLANK(E4)))" style:apply-style-name="cf1" style:base-cell-address="Data_Sheet.E4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6)),ISBLANK(G6)))" style:apply-style-name="cf1" style:base-cell-address="Data_Sheet.G6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D4)),ISBLANK(E4)))" style:apply-style-name="cf1" style:base-cell-address="Data_Sheet.E4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6)),ISBLANK(F6)))" style:apply-style-name="cf1" style:base-cell-address="Data_Sheet.F6"/>
      <style:map style:condition="is-true-formula(msoxl:AND(NOT(ISBLANK(G7)),ISBLANK(F7)))" style:apply-style-name="cf1" style:base-cell-address="Data_Sheet.F7"/>
      <style:map style:condition="is-true-formula(msoxl:AND(NOT(ISBLANK(E4)),ISBLANK(D4)))" style:apply-style-name="cf1" style:base-cell-address="Data_Sheet.D4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D4)),ISBLANK(E4)))" style:apply-style-name="cf1" style:base-cell-address="Data_Sheet.E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E4)),ISBLANK(D4)))" style:apply-style-name="cf1" style:base-cell-address="Data_Sheet.D4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D4)),ISBLANK(E4)))" style:apply-style-name="cf1" style:base-cell-address="Data_Sheet.E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E4)),ISBLANK(D4)))" style:apply-style-name="cf1" style:base-cell-address="Data_Sheet.D4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D4)),ISBLANK(E4)))" style:apply-style-name="cf1" style:base-cell-address="Data_Sheet.E4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E4)),ISBLANK(D4)))" style:apply-style-name="cf1" style:base-cell-address="Data_Sheet.D4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E4)),ISBLANK(D4)))" style:apply-style-name="cf1" style:base-cell-address="Data_Sheet.D4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D4)),ISBLANK(E4)))" style:apply-style-name="cf1" style:base-cell-address="Data_Sheet.E4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E4)),ISBLANK(D4)))" style:apply-style-name="cf1" style:base-cell-address="Data_Sheet.D4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6)),ISBLANK(R6)))" style:apply-style-name="cf1" style:base-cell-address="Data_Sheet.R6"/>
      <style:map style:condition="is-true-formula(msoxl:AND(NOT(ISBLANK(S7)),ISBLANK(R7)))" style:apply-style-name="cf1" style:base-cell-address="Data_Sheet.R7"/>
      <style:map style:condition="is-true-formula(msoxl:AND(NOT(ISBLANK(E4)),ISBLANK(D4)))" style:apply-style-name="cf1" style:base-cell-address="Data_Sheet.D4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6)),ISBLANK(T6)))" style:apply-style-name="cf1" style:base-cell-address="Data_Sheet.T6"/>
      <style:map style:condition="is-true-formula(msoxl:AND(NOT(ISBLANK(U7)),ISBLANK(T7)))" style:apply-style-name="cf1" style:base-cell-address="Data_Sheet.T7"/>
      <style:map style:condition="is-true-formula(msoxl:AND(NOT(ISBLANK(E4)),ISBLANK(D4)))" style:apply-style-name="cf1" style:base-cell-address="Data_Sheet.D4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6)),ISBLANK(S6)))" style:apply-style-name="cf1" style:base-cell-address="Data_Sheet.S6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D4)),ISBLANK(E4)))" style:apply-style-name="cf1" style:base-cell-address="Data_Sheet.E4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E4)),ISBLANK(D4)))" style:apply-style-name="cf1" style:base-cell-address="Data_Sheet.D4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E4)),ISBLANK(D4)))" style:apply-style-name="cf1" style:base-cell-address="Data_Sheet.D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D4)),ISBLANK(E4)))" style:apply-style-name="cf1" style:base-cell-address="Data_Sheet.E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6)),ISBLANK(U6)))" style:apply-style-name="cf1" style:base-cell-address="Data_Sheet.U6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D4)),ISBLANK(E4)))" style:apply-style-name="cf1" style:base-cell-address="Data_Sheet.E4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6)),ISBLANK(V6)))" style:apply-style-name="cf1" style:base-cell-address="Data_Sheet.V6"/>
      <style:map style:condition="is-true-formula(msoxl:AND(NOT(ISBLANK(W7)),ISBLANK(V7)))" style:apply-style-name="cf1" style:base-cell-address="Data_Sheet.V7"/>
      <style:map style:condition="is-true-formula(msoxl:AND(NOT(ISBLANK(E4)),ISBLANK(D4)))" style:apply-style-name="cf1" style:base-cell-address="Data_Sheet.D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6)),ISBLANK(W6)))" style:apply-style-name="cf1" style:base-cell-address="Data_Sheet.W6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D4)),ISBLANK(E4)))" style:apply-style-name="cf1" style:base-cell-address="Data_Sheet.E4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D4)),ISBLANK(E4)))" style:apply-style-name="cf1" style:base-cell-address="Data_Sheet.E4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E4)),ISBLANK(D4)))" style:apply-style-name="cf1" style:base-cell-address="Data_Sheet.D4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D4)),ISBLANK(E4)))" style:apply-style-name="cf1" style:base-cell-address="Data_Sheet.E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D4)),ISBLANK(E4)))" style:apply-style-name="cf1" style:base-cell-address="Data_Sheet.E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E4)),ISBLANK(D4)))" style:apply-style-name="cf1" style:base-cell-address="Data_Sheet.D4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D4)),ISBLANK(E4)))" style:apply-style-name="cf1" style:base-cell-address="Data_Sheet.E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E4)),ISBLANK(D4)))" style:apply-style-name="cf1" style:base-cell-address="Data_Sheet.D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D4)),ISBLANK(E4)))" style:apply-style-name="cf1" style:base-cell-address="Data_Sheet.E4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D4)),ISBLANK(E4)))" style:apply-style-name="cf1" style:base-cell-address="Data_Sheet.E4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E4)),ISBLANK(D4)))" style:apply-style-name="cf1" style:base-cell-address="Data_Sheet.D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D4)),ISBLANK(E4)))" style:apply-style-name="cf1" style:base-cell-address="Data_Sheet.E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4)),ISBLANK(C4)))" style:apply-style-name="cf1" style:base-cell-address="Data_Sheet.C4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4)),ISBLANK(D4)))" style:apply-style-name="cf1" style:base-cell-address="Data_Sheet.D4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4)),ISBLANK(B4)))" style:apply-style-name="cf1" style:base-cell-address="Data_Sheet.B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  <style:map style:condition="is-true-formula(msoxl:AND(NOT(ISBLANK(A4)),ISBLANK(C4)))" style:apply-style-name="cf1" style:base-cell-address="Data_Sheet.C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  <style:map style:condition="is-true-formula(msoxl:AND(NOT(ISBLANK($A4)),ISBLANK(B4)))" style:apply-style-name="cf1" style:base-cell-address="Data_Sheet.B4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4)),ISBLANK(D4)))" style:apply-style-name="cf1" style:base-cell-address="Data_Sheet.D4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4)),ISBLANK(C4)))" style:apply-style-name="cf1" style:base-cell-address="Data_Sheet.C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4)),ISBLANK(B4)))" style:apply-style-name="cf1" style:base-cell-address="Data_Sheet.B4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4)),ISBLANK(D4)))" style:apply-style-name="cf1" style:base-cell-address="Data_Sheet.D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4)),ISBLANK(B4)))" style:apply-style-name="cf1" style:base-cell-address="Data_Sheet.B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4)),ISBLANK(C4)))" style:apply-style-name="cf1" style:base-cell-address="Data_Sheet.C4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4)),ISBLANK(D4)))" style:apply-style-name="cf1" style:base-cell-address="Data_Sheet.D4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D10)),ISBLANK(E10)))" style:apply-style-name="cf1" style:base-cell-address="Data_Sheet.E10"/>
      <style:map style:condition="is-true-formula(msoxl:AND(NOT(ISBLANK(F10)),ISBLANK(G10)))" style:apply-style-name="cf1" style:base-cell-address="Data_Sheet.G10"/>
      <style:map style:condition="is-true-formula(msoxl:AND(NOT(ISBLANK(F9)),ISBLANK(G9)))" style:apply-style-name="cf1" style:base-cell-address="Data_Sheet.G9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D4)),ISBLANK(E4)))" style:apply-style-name="cf1" style:base-cell-address="Data_Sheet.E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9)),ISBLANK(E9)))" style:apply-style-name="cf1" style:base-cell-address="Data_Sheet.E9"/>
      <style:map style:condition="is-true-formula(msoxl:AND(NOT(ISBLANK(D10)),ISBLANK(E10)))" style:apply-style-name="cf1" style:base-cell-address="Data_Sheet.E10"/>
      <style:map style:condition="is-true-formula(msoxl:AND(NOT(ISBLANK(D4)),ISBLANK(E4)))" style:apply-style-name="cf1" style:base-cell-address="Data_Sheet.E4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E10)),ISBLANK(D10)))" style:apply-style-name="cf1" style:base-cell-address="Data_Sheet.D10"/>
      <style:map style:condition="is-true-formula(msoxl:AND(NOT(ISBLANK(G10)),ISBLANK(F10)))" style:apply-style-name="cf1" style:base-cell-address="Data_Sheet.F10"/>
      <style:map style:condition="is-true-formula(msoxl:AND(NOT(ISBLANK(G9)),ISBLANK(F9)))" style:apply-style-name="cf1" style:base-cell-address="Data_Sheet.F9"/>
      <style:map style:condition="is-true-formula(msoxl:AND(NOT(ISBLANK(G10)),ISBLANK(F10)))" style:apply-style-name="cf1" style:base-cell-address="Data_Sheet.F10"/>
      <style:map style:condition="is-true-formula(msoxl:AND(NOT(ISBLANK(E4)),ISBLANK(D4)))" style:apply-style-name="cf1" style:base-cell-address="Data_Sheet.D4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9)),ISBLANK(F9)))" style:apply-style-name="cf1" style:base-cell-address="Data_Sheet.F9"/>
      <style:map style:condition="is-true-formula(msoxl:AND(NOT(ISBLANK(G11)),ISBLANK(F11)))" style:apply-style-name="cf1" style:base-cell-address="Data_Sheet.F11"/>
      <style:map style:condition="is-true-formula(msoxl:AND(NOT(ISBLANK(E4)),ISBLANK(D4)))" style:apply-style-name="cf1" style:base-cell-address="Data_Sheet.D4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9)),ISBLANK(H9)))" style:apply-style-name="cf1" style:base-cell-address="Data_Sheet.H9"/>
      <style:map style:condition="is-true-formula(msoxl:AND(NOT(ISBLANK(I11)),ISBLANK(H11)))" style:apply-style-name="cf1" style:base-cell-address="Data_Sheet.H11"/>
      <style:map style:condition="is-true-formula(msoxl:AND(NOT(ISBLANK(E4)),ISBLANK(D4)))" style:apply-style-name="cf1" style:base-cell-address="Data_Sheet.D4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9)),ISBLANK(G9)))" style:apply-style-name="cf1" style:base-cell-address="Data_Sheet.G9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D4)),ISBLANK(E4)))" style:apply-style-name="cf1" style:base-cell-address="Data_Sheet.E4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9)),ISBLANK(E9)))" style:apply-style-name="cf1" style:base-cell-address="Data_Sheet.E9"/>
      <style:map style:condition="is-true-formula(msoxl:AND(NOT(ISBLANK(D11)),ISBLANK(E11)))" style:apply-style-name="cf1" style:base-cell-address="Data_Sheet.E11"/>
      <style:map style:condition="is-true-formula(msoxl:AND(NOT(ISBLANK(D4)),ISBLANK(E4)))" style:apply-style-name="cf1" style:base-cell-address="Data_Sheet.E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9)),ISBLANK(E9)))" style:apply-style-name="cf1" style:base-cell-address="Data_Sheet.E9"/>
      <style:map style:condition="is-true-formula(msoxl:AND(NOT(ISBLANK(D12)),ISBLANK(E12)))" style:apply-style-name="cf1" style:base-cell-address="Data_Sheet.E12"/>
      <style:map style:condition="is-true-formula(msoxl:AND(NOT(ISBLANK(D4)),ISBLANK(E4)))" style:apply-style-name="cf1" style:base-cell-address="Data_Sheet.E4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9)),ISBLANK(G9)))" style:apply-style-name="cf1" style:base-cell-address="Data_Sheet.G9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D4)),ISBLANK(E4)))" style:apply-style-name="cf1" style:base-cell-address="Data_Sheet.E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9)),ISBLANK(F9)))" style:apply-style-name="cf1" style:base-cell-address="Data_Sheet.F9"/>
      <style:map style:condition="is-true-formula(msoxl:AND(NOT(ISBLANK(G12)),ISBLANK(F12)))" style:apply-style-name="cf1" style:base-cell-address="Data_Sheet.F12"/>
      <style:map style:condition="is-true-formula(msoxl:AND(NOT(ISBLANK(E4)),ISBLANK(D4)))" style:apply-style-name="cf1" style:base-cell-address="Data_Sheet.D4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9)),ISBLANK(E9)))" style:apply-style-name="cf1" style:base-cell-address="Data_Sheet.E9"/>
      <style:map style:condition="is-true-formula(msoxl:AND(NOT(ISBLANK(D4)),ISBLANK(E4)))" style:apply-style-name="cf1" style:base-cell-address="Data_Sheet.E4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9)),ISBLANK(F9)))" style:apply-style-name="cf1" style:base-cell-address="Data_Sheet.F9"/>
      <style:map style:condition="is-true-formula(msoxl:AND(NOT(ISBLANK(E4)),ISBLANK(D4)))" style:apply-style-name="cf1" style:base-cell-address="Data_Sheet.D4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9)),ISBLANK(G9)))" style:apply-style-name="cf1" style:base-cell-address="Data_Sheet.G9"/>
      <style:map style:condition="is-true-formula(msoxl:AND(NOT(ISBLANK(D4)),ISBLANK(E4)))" style:apply-style-name="cf1" style:base-cell-address="Data_Sheet.E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9)),ISBLANK(H9)))" style:apply-style-name="cf1" style:base-cell-address="Data_Sheet.H9"/>
      <style:map style:condition="is-true-formula(msoxl:AND(NOT(ISBLANK(E4)),ISBLANK(D4)))" style:apply-style-name="cf1" style:base-cell-address="Data_Sheet.D4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9)),ISBLANK(H9)))" style:apply-style-name="cf1" style:base-cell-address="Data_Sheet.H9"/>
      <style:map style:condition="is-true-formula(msoxl:AND(NOT(ISBLANK(I12)),ISBLANK(H12)))" style:apply-style-name="cf1" style:base-cell-address="Data_Sheet.H12"/>
      <style:map style:condition="is-true-formula(msoxl:AND(NOT(ISBLANK(E4)),ISBLANK(D4)))" style:apply-style-name="cf1" style:base-cell-address="Data_Sheet.D4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F8)),ISBLANK(E8)))" style:apply-style-name="cf1" style:base-cell-address="Data_Sheet.E8"/>
      <style:map style:condition="is-true-formula(msoxl:AND(NOT(ISBLANK(G8)),ISBLANK(F8)))" style:apply-style-name="cf1" style:base-cell-address="Data_Sheet.F8"/>
      <style:map style:condition="is-true-formula(msoxl:AND(NOT(ISBLANK(E4)),ISBLANK(D4)))" style:apply-style-name="cf1" style:base-cell-address="Data_Sheet.D4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4)),ISBLANK(E4)))" style:apply-style-name="cf1" style:base-cell-address="Data_Sheet.E4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E8)))" style:apply-style-name="cf1" style:base-cell-address="Data_Sheet.E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D4)),ISBLANK(E4)))" style:apply-style-name="cf1" style:base-cell-address="Data_Sheet.E4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4)),ISBLANK(E4)))" style:apply-style-name="cf1" style:base-cell-address="Data_Sheet.E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E4)),ISBLANK(D4)))" style:apply-style-name="cf1" style:base-cell-address="Data_Sheet.D4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D4)),ISBLANK(E4)))" style:apply-style-name="cf1" style:base-cell-address="Data_Sheet.E4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F8)),ISBLANK(E8)))" style:apply-style-name="cf1" style:base-cell-address="Data_Sheet.E8"/>
      <style:map style:condition="is-true-formula(msoxl:AND(NOT(ISBLANK(I8)),ISBLANK(H8)))" style:apply-style-name="cf1" style:base-cell-address="Data_Sheet.H8"/>
      <style:map style:condition="is-true-formula(msoxl:AND(NOT(ISBLANK(E4)),ISBLANK(D4)))" style:apply-style-name="cf1" style:base-cell-address="Data_Sheet.D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2)),ISBLANK(C12)))" style:apply-style-name="cf1" style:base-cell-address="Data_Sheet.C12"/>
      <style:map style:condition="is-true-formula(msoxl:AND(NOT(ISBLANK(A4)),ISBLANK(C4)))" style:apply-style-name="cf1" style:base-cell-address="Data_Sheet.C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2)),ISBLANK(B12)))" style:apply-style-name="cf1" style:base-cell-address="Data_Sheet.B12"/>
      <style:map style:condition="is-true-formula(msoxl:AND(NOT(ISBLANK($A4)),ISBLANK(B4)))" style:apply-style-name="cf1" style:base-cell-address="Data_Sheet.B4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4)),ISBLANK(D4)))" style:apply-style-name="cf1" style:base-cell-address="Data_Sheet.D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4)),ISBLANK(D4)))" style:apply-style-name="cf1" style:base-cell-address="Data_Sheet.D4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E4)),ISBLANK(D4)))" style:apply-style-name="cf1" style:base-cell-address="Data_Sheet.D4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E4)),ISBLANK(D4)))" style:apply-style-name="cf1" style:base-cell-address="Data_Sheet.D4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D4)),ISBLANK(E4)))" style:apply-style-name="cf1" style:base-cell-address="Data_Sheet.E4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D4)),ISBLANK(E4)))" style:apply-style-name="cf1" style:base-cell-address="Data_Sheet.E4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E4)),ISBLANK(D4)))" style:apply-style-name="cf1" style:base-cell-address="Data_Sheet.D4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E4)),ISBLANK(D4)))" style:apply-style-name="cf1" style:base-cell-address="Data_Sheet.D4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D4)),ISBLANK(E4)))" style:apply-style-name="cf1" style:base-cell-address="Data_Sheet.E4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E4)),ISBLANK(D4)))" style:apply-style-name="cf1" style:base-cell-address="Data_Sheet.D4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E4)),ISBLANK(D4)))" style:apply-style-name="cf1" style:base-cell-address="Data_Sheet.D4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6)),ISBLANK(H6)))" style:apply-style-name="cf1" style:base-cell-address="Data_Sheet.H6"/>
      <style:map style:condition="is-true-formula(msoxl:AND(NOT(ISBLANK(I7)),ISBLANK(H7)))" style:apply-style-name="cf1" style:base-cell-address="Data_Sheet.H7"/>
      <style:map style:condition="is-true-formula(msoxl:AND(NOT(ISBLANK(E4)),ISBLANK(D4)))" style:apply-style-name="cf1" style:base-cell-address="Data_Sheet.D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6)),ISBLANK(I6)))" style:apply-style-name="cf1" style:base-cell-address="Data_Sheet.I6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D4)),ISBLANK(E4)))" style:apply-style-name="cf1" style:base-cell-address="Data_Sheet.E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6)),ISBLANK(J6)))" style:apply-style-name="cf1" style:base-cell-address="Data_Sheet.J6"/>
      <style:map style:condition="is-true-formula(msoxl:AND(NOT(ISBLANK(K7)),ISBLANK(J7)))" style:apply-style-name="cf1" style:base-cell-address="Data_Sheet.J7"/>
      <style:map style:condition="is-true-formula(msoxl:AND(NOT(ISBLANK(E4)),ISBLANK(D4)))" style:apply-style-name="cf1" style:base-cell-address="Data_Sheet.D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F8)),ISBLANK(E8)))" style:apply-style-name="cf1" style:base-cell-address="Data_Sheet.E8"/>
      <style:map style:condition="is-true-formula(msoxl:AND(NOT(ISBLANK(K8)),ISBLANK(J8)))" style:apply-style-name="cf1" style:base-cell-address="Data_Sheet.J8"/>
      <style:map style:condition="is-true-formula(msoxl:AND(NOT(ISBLANK(E4)),ISBLANK(D4)))" style:apply-style-name="cf1" style:base-cell-address="Data_Sheet.D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F8)),ISBLANK(E8)))" style:apply-style-name="cf1" style:base-cell-address="Data_Sheet.E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D4)),ISBLANK(E4)))" style:apply-style-name="cf1" style:base-cell-address="Data_Sheet.E4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D10)),ISBLANK(E10)))" style:apply-style-name="cf1" style:base-cell-address="Data_Sheet.E10"/>
      <style:map style:condition="is-true-formula(msoxl:AND(NOT(ISBLANK(J10)),ISBLANK(K10)))" style:apply-style-name="cf1" style:base-cell-address="Data_Sheet.K10"/>
      <style:map style:condition="is-true-formula(msoxl:AND(NOT(ISBLANK(J9)),ISBLANK(K9)))" style:apply-style-name="cf1" style:base-cell-address="Data_Sheet.K9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D4)),ISBLANK(E4)))" style:apply-style-name="cf1" style:base-cell-address="Data_Sheet.E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E10)),ISBLANK(D10)))" style:apply-style-name="cf1" style:base-cell-address="Data_Sheet.D10"/>
      <style:map style:condition="is-true-formula(msoxl:AND(NOT(ISBLANK(K10)),ISBLANK(J10)))" style:apply-style-name="cf1" style:base-cell-address="Data_Sheet.J10"/>
      <style:map style:condition="is-true-formula(msoxl:AND(NOT(ISBLANK(K9)),ISBLANK(J9)))" style:apply-style-name="cf1" style:base-cell-address="Data_Sheet.J9"/>
      <style:map style:condition="is-true-formula(msoxl:AND(NOT(ISBLANK(K10)),ISBLANK(J10)))" style:apply-style-name="cf1" style:base-cell-address="Data_Sheet.J10"/>
      <style:map style:condition="is-true-formula(msoxl:AND(NOT(ISBLANK(E4)),ISBLANK(D4)))" style:apply-style-name="cf1" style:base-cell-address="Data_Sheet.D4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9)),ISBLANK(J9)))" style:apply-style-name="cf1" style:base-cell-address="Data_Sheet.J9"/>
      <style:map style:condition="is-true-formula(msoxl:AND(NOT(ISBLANK(K11)),ISBLANK(J11)))" style:apply-style-name="cf1" style:base-cell-address="Data_Sheet.J11"/>
      <style:map style:condition="is-true-formula(msoxl:AND(NOT(ISBLANK(E4)),ISBLANK(D4)))" style:apply-style-name="cf1" style:base-cell-address="Data_Sheet.D4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9)),ISBLANK(K9)))" style:apply-style-name="cf1" style:base-cell-address="Data_Sheet.K9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D4)),ISBLANK(E4)))" style:apply-style-name="cf1" style:base-cell-address="Data_Sheet.E4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9)),ISBLANK(I9)))" style:apply-style-name="cf1" style:base-cell-address="Data_Sheet.I9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D4)),ISBLANK(E4)))" style:apply-style-name="cf1" style:base-cell-address="Data_Sheet.E4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E4)),ISBLANK(D4)))" style:apply-style-name="cf1" style:base-cell-address="Data_Sheet.D4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E4)),ISBLANK(D4)))" style:apply-style-name="cf1" style:base-cell-address="Data_Sheet.D4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D4)),ISBLANK(E4)))" style:apply-style-name="cf1" style:base-cell-address="Data_Sheet.E4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D4)),ISBLANK(E4)))" style:apply-style-name="cf1" style:base-cell-address="Data_Sheet.E4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E10)),ISBLANK(D10)))" style:apply-style-name="cf1" style:base-cell-address="Data_Sheet.D10"/>
      <style:map style:condition="is-true-formula(msoxl:AND(NOT(ISBLANK(I10)),ISBLANK(H10)))" style:apply-style-name="cf1" style:base-cell-address="Data_Sheet.H10"/>
      <style:map style:condition="is-true-formula(msoxl:AND(NOT(ISBLANK(I9)),ISBLANK(H9)))" style:apply-style-name="cf1" style:base-cell-address="Data_Sheet.H9"/>
      <style:map style:condition="is-true-formula(msoxl:AND(NOT(ISBLANK(I10)),ISBLANK(H10)))" style:apply-style-name="cf1" style:base-cell-address="Data_Sheet.H10"/>
      <style:map style:condition="is-true-formula(msoxl:AND(NOT(ISBLANK(E4)),ISBLANK(D4)))" style:apply-style-name="cf1" style:base-cell-address="Data_Sheet.D4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D10)),ISBLANK(E10)))" style:apply-style-name="cf1" style:base-cell-address="Data_Sheet.E10"/>
      <style:map style:condition="is-true-formula(msoxl:AND(NOT(ISBLANK(H10)),ISBLANK(I10)))" style:apply-style-name="cf1" style:base-cell-address="Data_Sheet.I10"/>
      <style:map style:condition="is-true-formula(msoxl:AND(NOT(ISBLANK(H9)),ISBLANK(I9)))" style:apply-style-name="cf1" style:base-cell-address="Data_Sheet.I9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D4)),ISBLANK(E4)))" style:apply-style-name="cf1" style:base-cell-address="Data_Sheet.E4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9)),ISBLANK(J9)))" style:apply-style-name="cf1" style:base-cell-address="Data_Sheet.J9"/>
      <style:map style:condition="is-true-formula(msoxl:AND(NOT(ISBLANK(K12)),ISBLANK(J12)))" style:apply-style-name="cf1" style:base-cell-address="Data_Sheet.J12"/>
      <style:map style:condition="is-true-formula(msoxl:AND(NOT(ISBLANK(E4)),ISBLANK(D4)))" style:apply-style-name="cf1" style:base-cell-address="Data_Sheet.D4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9)),ISBLANK(I9)))" style:apply-style-name="cf1" style:base-cell-address="Data_Sheet.I9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D4)),ISBLANK(E4)))" style:apply-style-name="cf1" style:base-cell-address="Data_Sheet.E4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9)),ISBLANK(K9)))" style:apply-style-name="cf1" style:base-cell-address="Data_Sheet.K9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D4)),ISBLANK(E4)))" style:apply-style-name="cf1" style:base-cell-address="Data_Sheet.E4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9)),ISBLANK(K9)))" style:apply-style-name="cf1" style:base-cell-address="Data_Sheet.K9"/>
      <style:map style:condition="is-true-formula(msoxl:AND(NOT(ISBLANK(D4)),ISBLANK(E4)))" style:apply-style-name="cf1" style:base-cell-address="Data_Sheet.E4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9)),ISBLANK(J9)))" style:apply-style-name="cf1" style:base-cell-address="Data_Sheet.J9"/>
      <style:map style:condition="is-true-formula(msoxl:AND(NOT(ISBLANK(E4)),ISBLANK(D4)))" style:apply-style-name="cf1" style:base-cell-address="Data_Sheet.D4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9)),ISBLANK(I9)))" style:apply-style-name="cf1" style:base-cell-address="Data_Sheet.I9"/>
      <style:map style:condition="is-true-formula(msoxl:AND(NOT(ISBLANK(D4)),ISBLANK(E4)))" style:apply-style-name="cf1" style:base-cell-address="Data_Sheet.E4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E4)),ISBLANK(D4)))" style:apply-style-name="cf1" style:base-cell-address="Data_Sheet.D4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E4)),ISBLANK(D4)))" style:apply-style-name="cf1" style:base-cell-address="Data_Sheet.D4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D4)),ISBLANK(E4)))" style:apply-style-name="cf1" style:base-cell-address="Data_Sheet.E4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D4)),ISBLANK(E4)))" style:apply-style-name="cf1" style:base-cell-address="Data_Sheet.E4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D4)),ISBLANK(E4)))" style:apply-style-name="cf1" style:base-cell-address="Data_Sheet.E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D4)),ISBLANK(E4)))" style:apply-style-name="cf1" style:base-cell-address="Data_Sheet.E4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E4)),ISBLANK(D4)))" style:apply-style-name="cf1" style:base-cell-address="Data_Sheet.D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E4)),ISBLANK(D4)))" style:apply-style-name="cf1" style:base-cell-address="Data_Sheet.D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D4)),ISBLANK(E4)))" style:apply-style-name="cf1" style:base-cell-address="Data_Sheet.E4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D4)),ISBLANK(E4)))" style:apply-style-name="cf1" style:base-cell-address="Data_Sheet.E4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E4)),ISBLANK(D4)))" style:apply-style-name="cf1" style:base-cell-address="Data_Sheet.D4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D4)),ISBLANK(E4)))" style:apply-style-name="cf1" style:base-cell-address="Data_Sheet.E4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E4)),ISBLANK(D4)))" style:apply-style-name="cf1" style:base-cell-address="Data_Sheet.D4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E4)),ISBLANK(D4)))" style:apply-style-name="cf1" style:base-cell-address="Data_Sheet.D4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E4)),ISBLANK(D4)))" style:apply-style-name="cf1" style:base-cell-address="Data_Sheet.D4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D4)),ISBLANK(E4)))" style:apply-style-name="cf1" style:base-cell-address="Data_Sheet.E4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S10)),ISBLANK(R10)))" style:apply-style-name="cf1" style:base-cell-address="Data_Sheet.R10"/>
      <style:map style:condition="is-true-formula(msoxl:AND(NOT(ISBLANK(W10)),ISBLANK(V10)))" style:apply-style-name="cf1" style:base-cell-address="Data_Sheet.V10"/>
      <style:map style:condition="is-true-formula(msoxl:AND(NOT(ISBLANK(E4)),ISBLANK(D4)))" style:apply-style-name="cf1" style:base-cell-address="Data_Sheet.D4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S10)),ISBLANK(R10)))" style:apply-style-name="cf1" style:base-cell-address="Data_Sheet.R10"/>
      <style:map style:condition="is-true-formula(msoxl:AND(NOT(ISBLANK(Y10)),ISBLANK(X10)))" style:apply-style-name="cf1" style:base-cell-address="Data_Sheet.X10"/>
      <style:map style:condition="is-true-formula(msoxl:AND(NOT(ISBLANK(E4)),ISBLANK(D4)))" style:apply-style-name="cf1" style:base-cell-address="Data_Sheet.D4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R10)),ISBLANK(S10)))" style:apply-style-name="cf1" style:base-cell-address="Data_Sheet.S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D4)),ISBLANK(E4)))" style:apply-style-name="cf1" style:base-cell-address="Data_Sheet.E4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D4)),ISBLANK(E4)))" style:apply-style-name="cf1" style:base-cell-address="Data_Sheet.E4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E4)),ISBLANK(D4)))" style:apply-style-name="cf1" style:base-cell-address="Data_Sheet.D4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E4)),ISBLANK(D4)))" style:apply-style-name="cf1" style:base-cell-address="Data_Sheet.D4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D4)),ISBLANK(E4)))" style:apply-style-name="cf1" style:base-cell-address="Data_Sheet.E4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R10)),ISBLANK(S10)))" style:apply-style-name="cf1" style:base-cell-address="Data_Sheet.S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D4)),ISBLANK(E4)))" style:apply-style-name="cf1" style:base-cell-address="Data_Sheet.E4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S10)),ISBLANK(R10)))" style:apply-style-name="cf1" style:base-cell-address="Data_Sheet.R10"/>
      <style:map style:condition="is-true-formula(msoxl:AND(NOT(ISBLANK(U10)),ISBLANK(T10)))" style:apply-style-name="cf1" style:base-cell-address="Data_Sheet.T10"/>
      <style:map style:condition="is-true-formula(msoxl:AND(NOT(ISBLANK(E4)),ISBLANK(D4)))" style:apply-style-name="cf1" style:base-cell-address="Data_Sheet.D4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D4)),ISBLANK(E4)))" style:apply-style-name="cf1" style:base-cell-address="Data_Sheet.E4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E4)),ISBLANK(D4)))" style:apply-style-name="cf1" style:base-cell-address="Data_Sheet.D4"/>
    </style:style>
    <style:style style:name="ce1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E4)),ISBLANK(D4)))" style:apply-style-name="cf1" style:base-cell-address="Data_Sheet.D4"/>
    </style:style>
    <style:style style:name="ce2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R10)),ISBLANK(S10)))" style:apply-style-name="cf1" style:base-cell-address="Data_Sheet.S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D4)),ISBLANK(E4)))" style:apply-style-name="cf1" style:base-cell-address="Data_Sheet.E4"/>
    </style:style>
    <style:style style:name="ce2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E4)),ISBLANK(D4)))" style:apply-style-name="cf1" style:base-cell-address="Data_Sheet.D4"/>
    </style:style>
    <style:style style:name="ce2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D4)),ISBLANK(E4)))" style:apply-style-name="cf1" style:base-cell-address="Data_Sheet.E4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D4)),ISBLANK(E4)))" style:apply-style-name="cf1" style:base-cell-address="Data_Sheet.E4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D4)),ISBLANK(E4)))" style:apply-style-name="cf1" style:base-cell-address="Data_Sheet.E4"/>
    </style:style>
    <style:style style:name="ce2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D4)),ISBLANK(E4)))" style:apply-style-name="cf1" style:base-cell-address="Data_Sheet.E4"/>
    </style:style>
    <style:style style:name="ce2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E4)),ISBLANK(D4)))" style:apply-style-name="cf1" style:base-cell-address="Data_Sheet.D4"/>
    </style:style>
    <style:style style:name="ce2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  <style:map style:condition="is-true-formula(msoxl:AND(NOT(ISBLANK(D4)),ISBLANK(E4)))" style:apply-style-name="cf1" style:base-cell-address="Data_Sheet.E4"/>
    </style:style>
    <style:style style:name="ce2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E4)),ISBLANK(D4)))" style:apply-style-name="cf1" style:base-cell-address="Data_Sheet.D4"/>
    </style:style>
    <style:style style:name="ce2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D4)),ISBLANK(E4)))" style:apply-style-name="cf1" style:base-cell-address="Data_Sheet.E4"/>
    </style:style>
    <style:style style:name="ce2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E4)),ISBLANK(D4)))" style:apply-style-name="cf1" style:base-cell-address="Data_Sheet.D4"/>
    </style:style>
    <style:style style:name="ce2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E4)),ISBLANK(D4)))" style:apply-style-name="cf1" style:base-cell-address="Data_Sheet.D4"/>
    </style:style>
    <style:style style:name="ce2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D4)),ISBLANK(E4)))" style:apply-style-name="cf1" style:base-cell-address="Data_Sheet.E4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D4)),ISBLANK(E4)))" style:apply-style-name="cf1" style:base-cell-address="Data_Sheet.E4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E4)),ISBLANK(D4)))" style:apply-style-name="cf1" style:base-cell-address="Data_Sheet.D4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E4)),ISBLANK(D4)))" style:apply-style-name="cf1" style:base-cell-address="Data_Sheet.D4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D4)),ISBLANK(E4)))" style:apply-style-name="cf1" style:base-cell-address="Data_Sheet.E4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D4)),ISBLANK(E4)))" style:apply-style-name="cf1" style:base-cell-address="Data_Sheet.E4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12)),ISBLANK(Q12)))" style:apply-style-name="cf1" style:base-cell-address="Data_Sheet.Q12"/>
      <style:map style:condition="is-true-formula(msoxl:AND(NOT(ISBLANK(P12)),ISBLANK(Q12)))" style:apply-style-name="cf1" style:base-cell-address="Data_Sheet.Q12"/>
      <style:map style:condition="is-true-formula(msoxl:AND(NOT(ISBLANK(D4)),ISBLANK(E4)))" style:apply-style-name="cf1" style:base-cell-address="Data_Sheet.E4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D4)),ISBLANK(E4)))" style:apply-style-name="cf1" style:base-cell-address="Data_Sheet.E4"/>
    </style:style>
    <style:style style:name="ce2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E4)),ISBLANK(D4)))" style:apply-style-name="cf1" style:base-cell-address="Data_Sheet.D4"/>
    </style:style>
    <style:style style:name="ce2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D4)),ISBLANK(E4)))" style:apply-style-name="cf1" style:base-cell-address="Data_Sheet.E4"/>
    </style:style>
    <style:style style:name="ce2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E4)),ISBLANK(D4)))" style:apply-style-name="cf1" style:base-cell-address="Data_Sheet.D4"/>
    </style:style>
    <style:style style:name="ce2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D4)),ISBLANK(E4)))" style:apply-style-name="cf1" style:base-cell-address="Data_Sheet.E4"/>
    </style:style>
    <style:style style:name="ce2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6)),ISBLANK(K6)))" style:apply-style-name="cf1" style:base-cell-address="Data_Sheet.K6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D4)),ISBLANK(E4)))" style:apply-style-name="cf1" style:base-cell-address="Data_Sheet.E4"/>
    </style:style>
    <style:style style:name="ce2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6)),ISBLANK(L6)))" style:apply-style-name="cf1" style:base-cell-address="Data_Sheet.L6"/>
      <style:map style:condition="is-true-formula(msoxl:AND(NOT(ISBLANK(M7)),ISBLANK(L7)))" style:apply-style-name="cf1" style:base-cell-address="Data_Sheet.L7"/>
      <style:map style:condition="is-true-formula(msoxl:AND(NOT(ISBLANK(E4)),ISBLANK(D4)))" style:apply-style-name="cf1" style:base-cell-address="Data_Sheet.D4"/>
    </style:style>
    <style:style style:name="ce2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F8)),ISBLANK(E8)))" style:apply-style-name="cf1" style:base-cell-address="Data_Sheet.E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D4)),ISBLANK(E4)))" style:apply-style-name="cf1" style:base-cell-address="Data_Sheet.E4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F8)),ISBLANK(E8)))" style:apply-style-name="cf1" style:base-cell-address="Data_Sheet.E8"/>
      <style:map style:condition="is-true-formula(msoxl:AND(NOT(ISBLANK(M8)),ISBLANK(L8)))" style:apply-style-name="cf1" style:base-cell-address="Data_Sheet.L8"/>
      <style:map style:condition="is-true-formula(msoxl:AND(NOT(ISBLANK(E4)),ISBLANK(D4)))" style:apply-style-name="cf1" style:base-cell-address="Data_Sheet.D4"/>
    </style:style>
    <style:style style:name="ce2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E4)),ISBLANK(D4)))" style:apply-style-name="cf1" style:base-cell-address="Data_Sheet.D4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D4)),ISBLANK(E4)))" style:apply-style-name="cf1" style:base-cell-address="Data_Sheet.E4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9)),ISBLANK(L9)))" style:apply-style-name="cf1" style:base-cell-address="Data_Sheet.L9"/>
      <style:map style:condition="is-true-formula(msoxl:AND(NOT(ISBLANK(M11)),ISBLANK(L11)))" style:apply-style-name="cf1" style:base-cell-address="Data_Sheet.L11"/>
      <style:map style:condition="is-true-formula(msoxl:AND(NOT(ISBLANK(E4)),ISBLANK(D4)))" style:apply-style-name="cf1" style:base-cell-address="Data_Sheet.D4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E10)),ISBLANK(D10)))" style:apply-style-name="cf1" style:base-cell-address="Data_Sheet.D10"/>
      <style:map style:condition="is-true-formula(msoxl:AND(NOT(ISBLANK(M10)),ISBLANK(L10)))" style:apply-style-name="cf1" style:base-cell-address="Data_Sheet.L10"/>
      <style:map style:condition="is-true-formula(msoxl:AND(NOT(ISBLANK(M9)),ISBLANK(L9)))" style:apply-style-name="cf1" style:base-cell-address="Data_Sheet.L9"/>
      <style:map style:condition="is-true-formula(msoxl:AND(NOT(ISBLANK(M10)),ISBLANK(L10)))" style:apply-style-name="cf1" style:base-cell-address="Data_Sheet.L10"/>
      <style:map style:condition="is-true-formula(msoxl:AND(NOT(ISBLANK(E4)),ISBLANK(D4)))" style:apply-style-name="cf1" style:base-cell-address="Data_Sheet.D4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9)),ISBLANK(L9)))" style:apply-style-name="cf1" style:base-cell-address="Data_Sheet.L9"/>
      <style:map style:condition="is-true-formula(msoxl:AND(NOT(ISBLANK(M12)),ISBLANK(L12)))" style:apply-style-name="cf1" style:base-cell-address="Data_Sheet.L12"/>
      <style:map style:condition="is-true-formula(msoxl:AND(NOT(ISBLANK(E4)),ISBLANK(D4)))" style:apply-style-name="cf1" style:base-cell-address="Data_Sheet.D4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D10)),ISBLANK(E10)))" style:apply-style-name="cf1" style:base-cell-address="Data_Sheet.E10"/>
      <style:map style:condition="is-true-formula(msoxl:AND(NOT(ISBLANK(L10)),ISBLANK(M10)))" style:apply-style-name="cf1" style:base-cell-address="Data_Sheet.M10"/>
      <style:map style:condition="is-true-formula(msoxl:AND(NOT(ISBLANK(L9)),ISBLANK(M9)))" style:apply-style-name="cf1" style:base-cell-address="Data_Sheet.M9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D4)),ISBLANK(E4)))" style:apply-style-name="cf1" style:base-cell-address="Data_Sheet.E4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9)),ISBLANK(M9)))" style:apply-style-name="cf1" style:base-cell-address="Data_Sheet.M9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D4)),ISBLANK(E4)))" style:apply-style-name="cf1" style:base-cell-address="Data_Sheet.E4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9)),ISBLANK(L9)))" style:apply-style-name="cf1" style:base-cell-address="Data_Sheet.L9"/>
      <style:map style:condition="is-true-formula(msoxl:AND(NOT(ISBLANK(E4)),ISBLANK(D4)))" style:apply-style-name="cf1" style:base-cell-address="Data_Sheet.D4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9)),ISBLANK(M9)))" style:apply-style-name="cf1" style:base-cell-address="Data_Sheet.M9"/>
      <style:map style:condition="is-true-formula(msoxl:AND(NOT(ISBLANK(D4)),ISBLANK(E4)))" style:apply-style-name="cf1" style:base-cell-address="Data_Sheet.E4"/>
    </style:style>
    <style:style style:name="ce2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9)),ISBLANK(M9)))" style:apply-style-name="cf1" style:base-cell-address="Data_Sheet.M9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D4)),ISBLANK(E4)))" style:apply-style-name="cf1" style:base-cell-address="Data_Sheet.E4"/>
    </style:style>
    <style:style style:name="ce2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D4)),ISBLANK(E4)))" style:apply-style-name="cf1" style:base-cell-address="Data_Sheet.E4"/>
    </style:style>
    <style:style style:name="ce2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E4)),ISBLANK(D4)))" style:apply-style-name="cf1" style:base-cell-address="Data_Sheet.D4"/>
    </style:style>
    <style:style style:name="ce2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D4)),ISBLANK(E4)))" style:apply-style-name="cf1" style:base-cell-address="Data_Sheet.E4"/>
    </style:style>
    <style:style style:name="ce2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E4)),ISBLANK(D4)))" style:apply-style-name="cf1" style:base-cell-address="Data_Sheet.D4"/>
    </style:style>
    <style:style style:name="ce2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D4)),ISBLANK(E4)))" style:apply-style-name="cf1" style:base-cell-address="Data_Sheet.E4"/>
    </style:style>
    <style:style style:name="ce2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D4)),ISBLANK(E4)))" style:apply-style-name="cf1" style:base-cell-address="Data_Sheet.E4"/>
    </style:style>
    <style:style style:name="ce2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F8)),ISBLANK(E8)))" style:apply-style-name="cf1" style:base-cell-address="Data_Sheet.E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D4)),ISBLANK(E4)))" style:apply-style-name="cf1" style:base-cell-address="Data_Sheet.E4"/>
    </style:style>
    <style:style style:name="ce2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F8)),ISBLANK(E8)))" style:apply-style-name="cf1" style:base-cell-address="Data_Sheet.E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D4)),ISBLANK(E4)))" style:apply-style-name="cf1" style:base-cell-address="Data_Sheet.E4"/>
    </style:style>
    <style:style style:name="ce2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F8)),ISBLANK(E8)))" style:apply-style-name="cf1" style:base-cell-address="Data_Sheet.E8"/>
      <style:map style:condition="is-true-formula(msoxl:AND(NOT(ISBLANK(O8)),ISBLANK(N8)))" style:apply-style-name="cf1" style:base-cell-address="Data_Sheet.N8"/>
      <style:map style:condition="is-true-formula(msoxl:AND(NOT(ISBLANK(E4)),ISBLANK(D4)))" style:apply-style-name="cf1" style:base-cell-address="Data_Sheet.D4"/>
    </style:style>
    <style:style style:name="ce2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D4)),ISBLANK(E4)))" style:apply-style-name="cf1" style:base-cell-address="Data_Sheet.E4"/>
    </style:style>
    <style:style style:name="ce2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E4)),ISBLANK(D4)))" style:apply-style-name="cf1" style:base-cell-address="Data_Sheet.D4"/>
    </style:style>
    <style:style style:name="ce2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D4)),ISBLANK(E4)))" style:apply-style-name="cf1" style:base-cell-address="Data_Sheet.E4"/>
    </style:style>
    <style:style style:name="ce2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E4)),ISBLANK(D4)))" style:apply-style-name="cf1" style:base-cell-address="Data_Sheet.D4"/>
    </style:style>
    <style:style style:name="ce2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9)),ISBLANK(O9)))" style:apply-style-name="cf1" style:base-cell-address="Data_Sheet.O9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D4)),ISBLANK(E4)))" style:apply-style-name="cf1" style:base-cell-address="Data_Sheet.E4"/>
    </style:style>
    <style:style style:name="ce2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9)),ISBLANK(N9)))" style:apply-style-name="cf1" style:base-cell-address="Data_Sheet.N9"/>
      <style:map style:condition="is-true-formula(msoxl:AND(NOT(ISBLANK(O11)),ISBLANK(N11)))" style:apply-style-name="cf1" style:base-cell-address="Data_Sheet.N11"/>
      <style:map style:condition="is-true-formula(msoxl:AND(NOT(ISBLANK(E4)),ISBLANK(D4)))" style:apply-style-name="cf1" style:base-cell-address="Data_Sheet.D4"/>
    </style:style>
    <style:style style:name="ce2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9)),ISBLANK(O9)))" style:apply-style-name="cf1" style:base-cell-address="Data_Sheet.O9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D4)),ISBLANK(E4)))" style:apply-style-name="cf1" style:base-cell-address="Data_Sheet.E4"/>
    </style:style>
    <style:style style:name="ce2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9)),ISBLANK(N9)))" style:apply-style-name="cf1" style:base-cell-address="Data_Sheet.N9"/>
      <style:map style:condition="is-true-formula(msoxl:AND(NOT(ISBLANK(O12)),ISBLANK(N12)))" style:apply-style-name="cf1" style:base-cell-address="Data_Sheet.N12"/>
      <style:map style:condition="is-true-formula(msoxl:AND(NOT(ISBLANK(E4)),ISBLANK(D4)))" style:apply-style-name="cf1" style:base-cell-address="Data_Sheet.D4"/>
    </style:style>
    <style:style style:name="ce2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9)),ISBLANK(O9)))" style:apply-style-name="cf1" style:base-cell-address="Data_Sheet.O9"/>
      <style:map style:condition="is-true-formula(msoxl:AND(NOT(ISBLANK(D4)),ISBLANK(E4)))" style:apply-style-name="cf1" style:base-cell-address="Data_Sheet.E4"/>
    </style:style>
    <style:style style:name="ce2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9)),ISBLANK(N9)))" style:apply-style-name="cf1" style:base-cell-address="Data_Sheet.N9"/>
      <style:map style:condition="is-true-formula(msoxl:AND(NOT(ISBLANK(E4)),ISBLANK(D4)))" style:apply-style-name="cf1" style:base-cell-address="Data_Sheet.D4"/>
    </style:style>
    <style:style style:name="ce2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2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2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D4)),ISBLANK(E4)))" style:apply-style-name="cf1" style:base-cell-address="Data_Sheet.E4"/>
    </style:style>
    <style:style style:name="ce2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E10)),ISBLANK(D10)))" style:apply-style-name="cf1" style:base-cell-address="Data_Sheet.D10"/>
      <style:map style:condition="is-true-formula(msoxl:AND(NOT(ISBLANK(O10)),ISBLANK(N10)))" style:apply-style-name="cf1" style:base-cell-address="Data_Sheet.N10"/>
      <style:map style:condition="is-true-formula(msoxl:AND(NOT(ISBLANK(O9)),ISBLANK(N9)))" style:apply-style-name="cf1" style:base-cell-address="Data_Sheet.N9"/>
      <style:map style:condition="is-true-formula(msoxl:AND(NOT(ISBLANK(O10)),ISBLANK(N10)))" style:apply-style-name="cf1" style:base-cell-address="Data_Sheet.N10"/>
      <style:map style:condition="is-true-formula(msoxl:AND(NOT(ISBLANK(E4)),ISBLANK(D4)))" style:apply-style-name="cf1" style:base-cell-address="Data_Sheet.D4"/>
    </style:style>
    <style:style style:name="ce2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D10)),ISBLANK(E10)))" style:apply-style-name="cf1" style:base-cell-address="Data_Sheet.E10"/>
      <style:map style:condition="is-true-formula(msoxl:AND(NOT(ISBLANK(N10)),ISBLANK(O10)))" style:apply-style-name="cf1" style:base-cell-address="Data_Sheet.O10"/>
      <style:map style:condition="is-true-formula(msoxl:AND(NOT(ISBLANK(N9)),ISBLANK(O9)))" style:apply-style-name="cf1" style:base-cell-address="Data_Sheet.O9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D4)),ISBLANK(E4)))" style:apply-style-name="cf1" style:base-cell-address="Data_Sheet.E4"/>
    </style:style>
    <style:style style:name="ce2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E4)),ISBLANK(D4)))" style:apply-style-name="cf1" style:base-cell-address="Data_Sheet.D4"/>
    </style:style>
    <style:style style:name="ce2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E4)),ISBLANK(D4)))" style:apply-style-name="cf1" style:base-cell-address="Data_Sheet.D4"/>
    </style:style>
    <style:style style:name="ce2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E4)),ISBLANK(D4)))" style:apply-style-name="cf1" style:base-cell-address="Data_Sheet.D4"/>
    </style:style>
    <style:style style:name="ce2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D4)),ISBLANK(E4)))" style:apply-style-name="cf1" style:base-cell-address="Data_Sheet.E4"/>
    </style:style>
    <style:style style:name="ce2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D4)),ISBLANK(E4)))" style:apply-style-name="cf1" style:base-cell-address="Data_Sheet.E4"/>
    </style:style>
    <style:style style:name="ce2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D4)),ISBLANK(E4)))" style:apply-style-name="cf1" style:base-cell-address="Data_Sheet.E4"/>
    </style:style>
    <style:style style:name="ce2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6)),ISBLANK(Y6)))" style:apply-style-name="cf1" style:base-cell-address="Data_Sheet.Y6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D4)),ISBLANK(E4)))" style:apply-style-name="cf1" style:base-cell-address="Data_Sheet.E4"/>
    </style:style>
    <style:style style:name="ce2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D4)),ISBLANK(E4)))" style:apply-style-name="cf1" style:base-cell-address="Data_Sheet.E4"/>
    </style:style>
    <style:style style:name="ce2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D4)),ISBLANK(E4)))" style:apply-style-name="cf1" style:base-cell-address="Data_Sheet.E4"/>
    </style:style>
    <style:style style:name="ce2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D4)),ISBLANK(E4)))" style:apply-style-name="cf1" style:base-cell-address="Data_Sheet.E4"/>
    </style:style>
    <style:style style:name="ce2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6)),ISBLANK(X6)))" style:apply-style-name="cf1" style:base-cell-address="Data_Sheet.X6"/>
      <style:map style:condition="is-true-formula(msoxl:AND(NOT(ISBLANK(Y7)),ISBLANK(X7)))" style:apply-style-name="cf1" style:base-cell-address="Data_Sheet.X7"/>
      <style:map style:condition="is-true-formula(msoxl:AND(NOT(ISBLANK(E4)),ISBLANK(D4)))" style:apply-style-name="cf1" style:base-cell-address="Data_Sheet.D4"/>
    </style:style>
    <style:style style:name="ce2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E4)),ISBLANK(D4)))" style:apply-style-name="cf1" style:base-cell-address="Data_Sheet.D4"/>
    </style:style>
    <style:style style:name="ce2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D4)),ISBLANK(E4)))" style:apply-style-name="cf1" style:base-cell-address="Data_Sheet.E4"/>
    </style:style>
    <style:style style:name="ce2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D4)),ISBLANK(E4)))" style:apply-style-name="cf1" style:base-cell-address="Data_Sheet.E4"/>
    </style:style>
    <style:style style:name="ce2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D4)),ISBLANK(E4)))" style:apply-style-name="cf1" style:base-cell-address="Data_Sheet.E4"/>
    </style:style>
    <style:style style:name="ce2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D4)),ISBLANK(E4)))" style:apply-style-name="cf1" style:base-cell-address="Data_Sheet.E4"/>
    </style:style>
    <style:style style:name="ce2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D4)),ISBLANK(E4)))" style:apply-style-name="cf1" style:base-cell-address="Data_Sheet.E4"/>
    </style:style>
    <style:style style:name="ce2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D4)),ISBLANK(E4)))" style:apply-style-name="cf1" style:base-cell-address="Data_Sheet.E4"/>
    </style:style>
    <style:style style:name="ce2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D4)),ISBLANK(E4)))" style:apply-style-name="cf1" style:base-cell-address="Data_Sheet.E4"/>
    </style:style>
    <style:style style:name="ce2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D4)),ISBLANK(E4)))" style:apply-style-name="cf1" style:base-cell-address="Data_Sheet.E4"/>
    </style:style>
    <style:style style:name="ce2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12)),ISBLANK(AA12)))" style:apply-style-name="cf1" style:base-cell-address="Data_Sheet.AA12"/>
      <style:map style:condition="is-true-formula(msoxl:AND(NOT(ISBLANK(Z12)),ISBLANK(AA12)))" style:apply-style-name="cf1" style:base-cell-address="Data_Sheet.AA12"/>
      <style:map style:condition="is-true-formula(msoxl:AND(NOT(ISBLANK(D4)),ISBLANK(E4)))" style:apply-style-name="cf1" style:base-cell-address="Data_Sheet.E4"/>
    </style:style>
    <style:style style:name="ce2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  <style:map style:condition="is-true-formula(msoxl:AND(NOT(ISBLANK(D4)),ISBLANK(E4)))" style:apply-style-name="cf1" style:base-cell-address="Data_Sheet.E4"/>
    </style:style>
    <style:style style:name="ce2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12)),ISBLANK(AC12)))" style:apply-style-name="cf1" style:base-cell-address="Data_Sheet.AC12"/>
      <style:map style:condition="is-true-formula(msoxl:AND(NOT(ISBLANK(AB12)),ISBLANK(AC12)))" style:apply-style-name="cf1" style:base-cell-address="Data_Sheet.AC12"/>
      <style:map style:condition="is-true-formula(msoxl:AND(NOT(ISBLANK(D4)),ISBLANK(E4)))" style:apply-style-name="cf1" style:base-cell-address="Data_Sheet.E4"/>
    </style:style>
    <style:style style:name="ce2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  <style:map style:condition="is-true-formula(msoxl:AND(NOT(ISBLANK(D4)),ISBLANK(E4)))" style:apply-style-name="cf1" style:base-cell-address="Data_Sheet.E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45">
            <text:p>Organisation name</text:p>
          </table:table-cell>
          <table:table-cell office:value-type="string" table:number-columns-spanned="1" table:number-rows-spanned="3" table:content-validation-name="val3" table:style-name="ce45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4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4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4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5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4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45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45">
            <text:p>Admin officers/admin assistants</text:p>
          </table:table-cell>
          <table:covered-table-cell/>
          <table:table-cell office:value-type="string" table:number-columns-spanned="2" table:number-rows-spanned="1" table:style-name="ce45">
            <text:p>Executive Officers</text:p>
          </table:table-cell>
          <table:covered-table-cell/>
          <table:table-cell office:value-type="string" table:number-columns-spanned="2" table:number-rows-spanned="1" table:style-name="ce45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45">
            <text:p>Grade 6/7</text:p>
          </table:table-cell>
          <table:covered-table-cell/>
          <table:table-cell office:value-type="string" table:number-columns-spanned="2" table:number-rows-spanned="1" table:style-name="ce45">
            <text:p>Senior Civil Service</text:p>
          </table:table-cell>
          <table:covered-table-cell/>
          <table:table-cell office:value-type="string" table:number-columns-spanned="2" table:number-rows-spanned="1" table:style-name="ce4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4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7">
            <text:p>Interim managers</text:p>
          </table:table-cell>
          <table:covered-table-cell/>
          <table:table-cell office:value-type="string" table:number-columns-spanned="2" table:number-rows-spanned="1" table:style-name="ce47">
            <text:p>Specialist Contractors</text:p>
          </table:table-cell>
          <table:covered-table-cell/>
          <table:table-cell office:value-type="string" table:number-columns-spanned="2" table:number-rows-spanned="1" table:style-name="ce47">
            <text:p>Consultants/consultanc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5">
            <text:p>Salary</text:p>
          </table:table-cell>
          <table:table-cell office:value-type="string" table:number-columns-spanned="1" table:number-rows-spanned="2" table:style-name="ce45">
            <text:p>Allowances</text:p>
          </table:table-cell>
          <table:table-cell office:value-type="string" table:number-columns-spanned="1" table:number-rows-spanned="2" table:style-name="ce45">
            <text:p>Non-consolidated performance payments</text:p>
          </table:table-cell>
          <table:table-cell office:value-type="string" table:number-columns-spanned="1" table:number-rows-spanned="2" table:style-name="ce45">
            <text:p>Overtime</text:p>
          </table:table-cell>
          <table:table-cell office:value-type="string" table:number-columns-spanned="1" table:number-rows-spanned="2" table:style-name="ce45">
            <text:p>Employer pension contributions</text:p>
          </table:table-cell>
          <table:table-cell office:value-type="string" table:number-columns-spanned="1" table:number-rows-spanned="2" table:style-name="ce45">
            <text:p>Employer national insurance contributions</text:p>
          </table:table-cell>
          <table:table-cell office:value-type="string" table:number-columns-spanned="1" table:number-rows-spanned="2" table:style-name="ce45">
            <text:p>Total paybill for payroll staff</text:p>
          </table:table-cell>
          <table:table-cell office:value-type="string" table:number-columns-spanned="1" table:number-rows-spanned="2" table:style-name="ce45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5">
            <text:p>Total cost of consultants/</text:p>
            <text:p>consultancy</text:p>
          </table:table-cell>
          <table:table-cell office:value-type="string" table:number-columns-spanned="1" table:number-rows-spanned="2" table:style-name="ce45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21">
            <text:p>Home Office (excl agencies)<text:s/></text:p>
          </table:table-cell>
          <table:table-cell office:value-type="string" table:style-name="ce61">
            <text:p>Ministerial Department</text:p>
          </table:table-cell>
          <table:table-cell office:value-type="string" table:style-name="ce62">
            <text:p>Home Office</text:p>
          </table:table-cell>
          <table:table-cell office:value-type="float" office:value="2076" table:style-name="ce66">
            <text:p>2,076</text:p>
          </table:table-cell>
          <table:table-cell office:value-type="float" office:value="1962.8484225225241" table:style-name="ce56">
            <text:p>1,963</text:p>
          </table:table-cell>
          <table:table-cell office:value-type="float" office:value="5271" table:style-name="ce55">
            <text:p>5,271</text:p>
          </table:table-cell>
          <table:table-cell office:value-type="float" office:value="5006.0966452702633" table:style-name="ce54">
            <text:p>5,006</text:p>
          </table:table-cell>
          <table:table-cell office:value-type="float" office:value="2627" table:style-name="ce142">
            <text:p>2,627</text:p>
          </table:table-cell>
          <table:table-cell office:value-type="float" office:value="2533.0218027027026" table:style-name="ce143">
            <text:p>2,533</text:p>
          </table:table-cell>
          <table:table-cell office:value-type="float" office:value="1181" table:style-name="ce141">
            <text:p>1,181</text:p>
          </table:table-cell>
          <table:table-cell office:value-type="float" office:value="1148.8090090090093" table:style-name="ce238">
            <text:p>1,149</text:p>
          </table:table-cell>
          <table:table-cell office:value-type="float" office:value="150" table:style-name="ce239">
            <text:p>150</text:p>
          </table:table-cell>
          <table:table-cell office:value-type="float" office:value="149.14999999999998" table:style-name="ce240">
            <text:p>149</text:p>
          </table:table-cell>
          <table:table-cell office:value-type="float" office:value="2" table:style-name="ce262">
            <text:p>2</text:p>
          </table:table-cell>
          <table:table-cell office:value-type="float" office:value="2" table:style-name="ce259">
            <text:p>2</text:p>
          </table:table-cell>
          <table:table-cell office:value-type="float" office:value="11307" table:content-validation-name="val3" table:style-name="ce257">
            <text:p>11,307</text:p>
          </table:table-cell>
          <table:table-cell office:value-type="float" office:value="10801.925879504499" table:content-validation-name="val3" table:style-name="ce49">
            <text:p>10,802</text:p>
          </table:table-cell>
          <table:table-cell office:value-type="float" office:value="516" table:style-name="ce77">
            <text:p>516</text:p>
          </table:table-cell>
          <table:table-cell office:value-type="float" office:value="513.62778000000003" table:style-name="ce76">
            <text:p>514</text:p>
          </table:table-cell>
          <table:table-cell table:style-name="ce75"/>
          <table:table-cell table:style-name="ce95"/>
          <table:table-cell table:style-name="ce96"/>
          <table:table-cell table:style-name="ce97"/>
          <table:table-cell table:style-name="ce273"/>
          <table:table-cell table:style-name="ce278"/>
          <table:table-cell office:value-type="float" office:value="516" table:style-name="ce274">
            <text:p>516</text:p>
          </table:table-cell>
          <table:table-cell office:value-type="float" office:value="513.62778000000003" table:style-name="ce275">
            <text:p>514</text:p>
          </table:table-cell>
          <table:table-cell office:value-type="float" office:value="11823" table:content-validation-name="val3" table:style-name="ce277">
            <text:p>11,823</text:p>
          </table:table-cell>
          <table:table-cell office:value-type="float" office:value="11315.5536595045" table:content-validation-name="val3" table:style-name="ce276">
            <text:p>11,316</text:p>
          </table:table-cell>
          <table:table-cell office:value-type="currency" office:value="26893000" table:content-validation-name="val2" table:style-name="ce8">
            <text:p>£26,893,000.00</text:p>
          </table:table-cell>
          <table:table-cell office:value-type="currency" office:value="7324000" table:content-validation-name="val2" table:style-name="ce9">
            <text:p>£7,324,000.00</text:p>
          </table:table-cell>
          <table:table-cell office:value-type="currency" office:value="13000" table:content-validation-name="val2" table:style-name="ce9">
            <text:p>£13,000.00</text:p>
          </table:table-cell>
          <table:table-cell office:value-type="currency" office:value="126000" table:content-validation-name="val2" table:style-name="ce9">
            <text:p>£126,000.00</text:p>
          </table:table-cell>
          <table:table-cell office:value-type="currency" office:value="6726000" table:content-validation-name="val2" table:style-name="ce9">
            <text:p>£6,726,000.00</text:p>
          </table:table-cell>
          <table:table-cell office:value-type="currency" office:value="2878000" table:content-validation-name="val2" table:style-name="ce9">
            <text:p>£2,878,000.00</text:p>
          </table:table-cell>
          <table:table-cell office:value-type="currency" office:value="43960000" table:style-name="ce16">
            <text:p>£43,960,000.00</text:p>
          </table:table-cell>
          <table:table-cell office:value-type="currency" office:value="1423000" table:content-validation-name="val2" table:style-name="ce10">
            <text:p>£1,423,000.00</text:p>
          </table:table-cell>
          <table:table-cell office:value-type="currency" office:value="1056000" table:content-validation-name="val2" table:style-name="ce10">
            <text:p>£1,056,000.00</text:p>
          </table:table-cell>
          <table:table-cell office:value-type="currency" office:value="2479000" table:style-name="ce17">
            <text:p>£2,479,000.00</text:p>
          </table:table-cell>
          <table:table-cell office:value-type="currency" office:value="46439000" table:style-name="ce17">
            <text:p>£46,439,000.00</text:p>
          </table:table-cell>
          <table:table-cell table:content-validation-name="val3" table:style-name="ce11"/>
          <table:table-cell table:number-columns-repeated="16343"/>
        </table:table-row>
        <table:table-row table:style-name="ro3">
          <table:table-cell office:value-type="string" table:style-name="ce21">
            <text:p>Identity &amp; Passport Service</text:p>
          </table:table-cell>
          <table:table-cell office:value-type="string" table:style-name="ce61">
            <text:p>Executive Agency</text:p>
          </table:table-cell>
          <table:table-cell office:value-type="string" table:style-name="ce63">
            <text:p>Home Office</text:p>
          </table:table-cell>
          <table:table-cell office:value-type="float" office:value="2011" table:style-name="ce68">
            <text:p>2,011</text:p>
          </table:table-cell>
          <table:table-cell office:value-type="float" office:value="1752.7894930930984" table:style-name="ce58">
            <text:p>1,753</text:p>
          </table:table-cell>
          <table:table-cell office:value-type="float" office:value="815" table:style-name="ce57">
            <text:p>815</text:p>
          </table:table-cell>
          <table:table-cell office:value-type="float" office:value="730.73499339339367" table:style-name="ce59">
            <text:p>731</text:p>
          </table:table-cell>
          <table:table-cell office:value-type="float" office:value="478" table:style-name="ce145">
            <text:p>478</text:p>
          </table:table-cell>
          <table:table-cell office:value-type="float" office:value="468.56003003003002" table:style-name="ce144">
            <text:p>469</text:p>
          </table:table-cell>
          <table:table-cell office:value-type="float" office:value="123" table:style-name="ce149">
            <text:p>123</text:p>
          </table:table-cell>
          <table:table-cell office:value-type="float" office:value="122.24024024024024" table:style-name="ce242">
            <text:p>122</text:p>
          </table:table-cell>
          <table:table-cell office:value-type="float" office:value="13" table:style-name="ce241">
            <text:p>13</text:p>
          </table:table-cell>
          <table:table-cell office:value-type="float" office:value="12.9" table:style-name="ce243">
            <text:p>13</text:p>
          </table:table-cell>
          <table:table-cell office:value-type="float" office:value="0" table:style-name="ce263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3440" table:content-validation-name="val3" table:style-name="ce258">
            <text:p>3,440</text:p>
          </table:table-cell>
          <table:table-cell office:value-type="float" office:value="3087.2247567567624" table:content-validation-name="val3" table:style-name="ce53">
            <text:p>3,087</text:p>
          </table:table-cell>
          <table:table-cell office:value-type="float" office:value="6" table:style-name="ce79">
            <text:p>6</text:p>
          </table:table-cell>
          <table:table-cell office:value-type="float" office:value="5" table:style-name="ce78">
            <text:p>5</text:p>
          </table:table-cell>
          <table:table-cell table:style-name="ce80"/>
          <table:table-cell table:style-name="ce99"/>
          <table:table-cell table:style-name="ce98"/>
          <table:table-cell table:style-name="ce100"/>
          <table:table-cell table:style-name="ce101"/>
          <table:table-cell table:style-name="ce102"/>
          <table:table-cell office:value-type="float" office:value="6" table:style-name="ce258">
            <text:p>6</text:p>
          </table:table-cell>
          <table:table-cell office:value-type="float" office:value="5" table:style-name="ce53">
            <text:p>5</text:p>
          </table:table-cell>
          <table:table-cell office:value-type="float" office:value="3446" table:content-validation-name="val3" table:style-name="ce258">
            <text:p>3,446</text:p>
          </table:table-cell>
          <table:table-cell office:value-type="float" office:value="3092.2247567567624" table:content-validation-name="val3" table:style-name="ce53">
            <text:p>3,092</text:p>
          </table:table-cell>
          <table:table-cell office:value-type="currency" office:value="5820000" table:content-validation-name="val2" table:style-name="ce8">
            <text:p>£5,820,000.00</text:p>
          </table:table-cell>
          <table:table-cell office:value-type="currency" office:value="65000" table:content-validation-name="val2" table:style-name="ce9">
            <text:p>£65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05000" table:content-validation-name="val2" table:style-name="ce9">
            <text:p>£105,000.00</text:p>
          </table:table-cell>
          <table:table-cell office:value-type="currency" office:value="1076000" table:content-validation-name="val2" table:style-name="ce9">
            <text:p>£1,076,000.00</text:p>
          </table:table-cell>
          <table:table-cell office:value-type="currency" office:value="409000" table:content-validation-name="val2" table:style-name="ce9">
            <text:p>£409,000.00</text:p>
          </table:table-cell>
          <table:table-cell office:value-type="currency" office:value="7475000" table:style-name="ce16">
            <text:p>£7,475,000.00</text:p>
          </table:table-cell>
          <table:table-cell office:value-type="currency" office:value="161000" table:content-validation-name="val2" table:style-name="ce12">
            <text:p>£161,000.00</text:p>
          </table:table-cell>
          <table:table-cell office:value-type="currency" office:value="85000" table:content-validation-name="val2" table:style-name="ce12">
            <text:p>£85,000.00</text:p>
          </table:table-cell>
          <table:table-cell office:value-type="currency" office:value="246000" table:style-name="ce17">
            <text:p>£246,000.00</text:p>
          </table:table-cell>
          <table:table-cell office:value-type="currency" office:value="7721000" table:style-name="ce17">
            <text:p>£7,721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UK Border Agency</text:p>
          </table:table-cell>
          <table:table-cell office:value-type="string" table:style-name="ce61">
            <text:p>Executive Agency</text:p>
          </table:table-cell>
          <table:table-cell office:value-type="string" table:style-name="ce63">
            <text:p>Home Office</text:p>
          </table:table-cell>
          <table:table-cell office:value-type="float" office:value="4000" table:style-name="ce67">
            <text:p>4,000</text:p>
          </table:table-cell>
          <table:table-cell office:value-type="float" office:value="3608.6170673423439" table:style-name="ce70">
            <text:p>3,609</text:p>
          </table:table-cell>
          <table:table-cell office:value-type="float" office:value="4064" table:style-name="ce69">
            <text:p>4,064</text:p>
          </table:table-cell>
          <table:table-cell office:value-type="float" office:value="3849.7071874624608" table:style-name="ce74">
            <text:p>3,850</text:p>
          </table:table-cell>
          <table:table-cell office:value-type="float" office:value="2846" table:style-name="ce146">
            <text:p>2,846</text:p>
          </table:table-cell>
          <table:table-cell office:value-type="float" office:value="2741.7295504504509" table:style-name="ce147">
            <text:p>2,742</text:p>
          </table:table-cell>
          <table:table-cell office:value-type="float" office:value="459" table:style-name="ce148">
            <text:p>459</text:p>
          </table:table-cell>
          <table:table-cell office:value-type="float" office:value="449.15503003003022" table:style-name="ce223">
            <text:p>449</text:p>
          </table:table-cell>
          <table:table-cell office:value-type="float" office:value="40" table:style-name="ce228">
            <text:p>40</text:p>
          </table:table-cell>
          <table:table-cell office:value-type="float" office:value="39.763888888888886" table:style-name="ce229">
            <text:p>40</text:p>
          </table:table-cell>
          <table:table-cell office:value-type="float" office:value="0" table:style-name="ce264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11409" table:content-validation-name="val3" table:style-name="ce258">
            <text:p>11,409</text:p>
          </table:table-cell>
          <table:table-cell office:value-type="float" office:value="10688.972724174173" table:content-validation-name="val3" table:style-name="ce53">
            <text:p>10,689</text:p>
          </table:table-cell>
          <table:table-cell office:value-type="float" office:value="915" table:style-name="ce82">
            <text:p>915</text:p>
          </table:table-cell>
          <table:table-cell office:value-type="float" office:value="893.37999999999988" table:style-name="ce81">
            <text:p>893</text:p>
          </table:table-cell>
          <table:table-cell table:style-name="ce86"/>
          <table:table-cell table:style-name="ce88"/>
          <table:table-cell table:style-name="ce87"/>
          <table:table-cell table:style-name="ce92"/>
          <table:table-cell table:style-name="ce93"/>
          <table:table-cell table:style-name="ce94"/>
          <table:table-cell office:value-type="float" office:value="915" table:style-name="ce258">
            <text:p>915</text:p>
          </table:table-cell>
          <table:table-cell office:value-type="float" office:value="893.37999999999988" table:style-name="ce53">
            <text:p>893</text:p>
          </table:table-cell>
          <table:table-cell office:value-type="float" office:value="12324" table:content-validation-name="val3" table:style-name="ce258">
            <text:p>12,324</text:p>
          </table:table-cell>
          <table:table-cell office:value-type="float" office:value="11582.352724174172" table:content-validation-name="val3" table:style-name="ce53">
            <text:p>11,582</text:p>
          </table:table-cell>
          <table:table-cell office:value-type="currency" office:value="23257000" table:content-validation-name="val2" table:style-name="ce8">
            <text:p>£23,257,000.00</text:p>
          </table:table-cell>
          <table:table-cell office:value-type="currency" office:value="2936000" table:content-validation-name="val2" table:style-name="ce9">
            <text:p>£2,936,000.00</text:p>
          </table:table-cell>
          <table:table-cell office:value-type="currency" office:value="1000" table:content-validation-name="val2" table:style-name="ce9">
            <text:p>£1,000.00</text:p>
          </table:table-cell>
          <table:table-cell office:value-type="currency" office:value="711000" table:content-validation-name="val2" table:style-name="ce9">
            <text:p>£711,000.00</text:p>
          </table:table-cell>
          <table:table-cell office:value-type="currency" office:value="5009000" table:content-validation-name="val2" table:style-name="ce9">
            <text:p>£5,009,000.00</text:p>
          </table:table-cell>
          <table:table-cell office:value-type="currency" office:value="2140000" table:content-validation-name="val2" table:style-name="ce9">
            <text:p>£2,140,000.00</text:p>
          </table:table-cell>
          <table:table-cell office:value-type="currency" office:value="34054000" table:style-name="ce16">
            <text:p>£34,054,000.00</text:p>
          </table:table-cell>
          <table:table-cell office:value-type="currency" office:value="1797000" table:content-validation-name="val2" table:style-name="ce10">
            <text:p>£1,797,000.00</text:p>
          </table:table-cell>
          <table:table-cell office:value-type="currency" office:value="4000" table:content-validation-name="val2" table:style-name="ce10">
            <text:p>£4,000.00</text:p>
          </table:table-cell>
          <table:table-cell office:value-type="currency" office:value="1801000" table:style-name="ce17">
            <text:p>£1,801,000.00</text:p>
          </table:table-cell>
          <table:table-cell office:value-type="currency" office:value="35855000" table:style-name="ce17">
            <text:p>£35,855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National Fraud Authority<text:s/></text:p>
          </table:table-cell>
          <table:table-cell office:value-type="string" table:style-name="ce64">
            <text:p>Executive Agency</text:p>
          </table:table-cell>
          <table:table-cell office:value-type="string" table:style-name="ce65">
            <text:p>Home Office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6" table:style-name="ce73">
            <text:p>6</text:p>
          </table:table-cell>
          <table:table-cell office:value-type="float" office:value="6" table:style-name="ce72">
            <text:p>6</text:p>
          </table:table-cell>
          <table:table-cell office:value-type="float" office:value="19" table:style-name="ce150">
            <text:p>19</text:p>
          </table:table-cell>
          <table:table-cell office:value-type="float" office:value="19" table:style-name="ce151">
            <text:p>19</text:p>
          </table:table-cell>
          <table:table-cell office:value-type="float" office:value="19" table:style-name="ce152">
            <text:p>19</text:p>
          </table:table-cell>
          <table:table-cell office:value-type="float" office:value="18.600000000000001" table:style-name="ce224">
            <text:p>19</text:p>
          </table:table-cell>
          <table:table-cell office:value-type="float" office:value="3" table:style-name="ce225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47" table:content-validation-name="val3" table:style-name="ce258">
            <text:p>47</text:p>
          </table:table-cell>
          <table:table-cell office:value-type="float" office:value="46.6" table:content-validation-name="val3" table:style-name="ce50">
            <text:p>4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5">
            <text:p>0</text:p>
          </table:table-cell>
          <table:table-cell table:style-name="ce84"/>
          <table:table-cell table:style-name="ce89"/>
          <table:table-cell table:style-name="ce90"/>
          <table:table-cell table:style-name="ce91"/>
          <table:table-cell table:style-name="ce272"/>
          <table:table-cell table:style-name="ce268"/>
          <table:table-cell office:value-type="float" office:value="0" table:style-name="ce258">
            <text:p>0</text:p>
          </table:table-cell>
          <table:table-cell office:value-type="float" office:value="0" table:style-name="ce267">
            <text:p>0</text:p>
          </table:table-cell>
          <table:table-cell office:value-type="float" office:value="47" table:content-validation-name="val3" table:style-name="ce258">
            <text:p>47</text:p>
          </table:table-cell>
          <table:table-cell office:value-type="float" office:value="46.6" table:content-validation-name="val3" table:style-name="ce269">
            <text:p>47</text:p>
          </table:table-cell>
          <table:table-cell office:value-type="currency" office:value="186000" table:content-validation-name="val2" table:style-name="ce8">
            <text:p>£186,000.00</text:p>
          </table:table-cell>
          <table:table-cell office:value-type="currency" office:value="4000" table:content-validation-name="val2" table:style-name="ce9">
            <text:p>£4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9000" table:content-validation-name="val2" table:style-name="ce9">
            <text:p>£39,000.00</text:p>
          </table:table-cell>
          <table:table-cell office:value-type="currency" office:value="18000" table:content-validation-name="val2" table:style-name="ce9">
            <text:p>£18,000.00</text:p>
          </table:table-cell>
          <table:table-cell office:value-type="currency" office:value="247000" table:style-name="ce16">
            <text:p>£247,000.00</text:p>
          </table:table-cell>
          <table:table-cell office:value-type="currency" office:value="18000" table:content-validation-name="val2" table:style-name="ce12">
            <text:p>£18,000.00</text:p>
          </table:table-cell>
          <table:table-cell office:value-type="currency" office:value="0" table:content-validation-name="val2" table:style-name="ce12">
            <text:p>£0.00</text:p>
          </table:table-cell>
          <table:table-cell office:value-type="currency" office:value="18000" table:style-name="ce17">
            <text:p>£18,000.00</text:p>
          </table:table-cell>
          <table:table-cell office:value-type="currency" office:value="265000" table:style-name="ce17">
            <text:p>£265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Disclosure and Barring Service</text:p>
          </table:table-cell>
          <table:table-cell office:value-type="string" table:style-name="ce110">
            <text:p>Executive Non-Departmental Public Body</text:p>
          </table:table-cell>
          <table:table-cell office:value-type="string" table:style-name="ce109">
            <text:p>Home Office</text:p>
          </table:table-cell>
          <table:table-cell office:value-type="float" office:value="282" table:style-name="ce111">
            <text:p>282</text:p>
          </table:table-cell>
          <table:table-cell office:value-type="float" office:value="254.61" table:style-name="ce131">
            <text:p>255</text:p>
          </table:table-cell>
          <table:table-cell office:value-type="float" office:value="189" table:style-name="ce130">
            <text:p>189</text:p>
          </table:table-cell>
          <table:table-cell office:value-type="float" office:value="180.15" table:style-name="ce132">
            <text:p>180</text:p>
          </table:table-cell>
          <table:table-cell office:value-type="float" office:value="265" table:style-name="ce136">
            <text:p>265</text:p>
          </table:table-cell>
          <table:table-cell office:value-type="float" office:value="255.01" table:style-name="ce154">
            <text:p>255</text:p>
          </table:table-cell>
          <table:table-cell office:value-type="float" office:value="34" table:style-name="ce153">
            <text:p>34</text:p>
          </table:table-cell>
          <table:table-cell office:value-type="float" office:value="32.17" table:style-name="ce226">
            <text:p>32</text:p>
          </table:table-cell>
          <table:table-cell office:value-type="float" office:value="6" table:style-name="ce227">
            <text:p>6</text:p>
          </table:table-cell>
          <table:table-cell office:value-type="float" office:value="5.22" table:style-name="ce244">
            <text:p>5</text:p>
          </table:table-cell>
          <table:table-cell office:value-type="float" office:value="8" table:style-name="ce246">
            <text:p>8</text:p>
          </table:table-cell>
          <table:table-cell office:value-type="float" office:value="8" table:style-name="ce245">
            <text:p>8</text:p>
          </table:table-cell>
          <table:table-cell office:value-type="float" office:value="784" table:content-validation-name="val3" table:style-name="ce258">
            <text:p>784</text:p>
          </table:table-cell>
          <table:table-cell office:value-type="float" office:value="735.16" table:content-validation-name="val3" table:style-name="ce180">
            <text:p>735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4">
            <text:p>0</text:p>
          </table:table-cell>
          <table:table-cell table:style-name="ce173"/>
          <table:table-cell table:style-name="ce175"/>
          <table:table-cell office:value-type="float" office:value="13" table:style-name="ce182">
            <text:p>13</text:p>
          </table:table-cell>
          <table:table-cell office:value-type="float" office:value="12.2" table:style-name="ce183">
            <text:p>12</text:p>
          </table:table-cell>
          <table:table-cell table:style-name="ce184"/>
          <table:table-cell table:style-name="ce279"/>
          <table:table-cell office:value-type="float" office:value="13" table:style-name="ce258">
            <text:p>13</text:p>
          </table:table-cell>
          <table:table-cell office:value-type="float" office:value="12.2" table:style-name="ce270">
            <text:p>12</text:p>
          </table:table-cell>
          <table:table-cell office:value-type="float" office:value="797" table:content-validation-name="val3" table:style-name="ce258">
            <text:p>797</text:p>
          </table:table-cell>
          <table:table-cell office:value-type="float" office:value="747.36" table:content-validation-name="val3" table:style-name="ce271">
            <text:p>747</text:p>
          </table:table-cell>
          <table:table-cell office:value-type="currency" office:value="1447758.89" table:content-validation-name="val1" table:style-name="ce8">
            <text:p>£1,447,758.89</text:p>
          </table:table-cell>
          <table:table-cell office:value-type="currency" office:value="52305.55" table:content-validation-name="val1" table:style-name="ce9">
            <text:p>£52,305.55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4395.4799999999996" table:content-validation-name="val1" table:style-name="ce9">
            <text:p>£4,395.48</text:p>
          </table:table-cell>
          <table:table-cell office:value-type="currency" office:value="271269.08" table:content-validation-name="val1" table:style-name="ce9">
            <text:p>£271,269.08</text:p>
          </table:table-cell>
          <table:table-cell office:value-type="currency" office:value="115819.86" table:content-validation-name="val1" table:style-name="ce9">
            <text:p>£115,819.86</text:p>
          </table:table-cell>
          <table:table-cell office:value-type="currency" office:value="1891548.86" table:style-name="ce16">
            <text:p>£1,891,548.86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50972.72" table:content-validation-name="val2" table:style-name="ce12">
            <text:p>£150,972.72</text:p>
          </table:table-cell>
          <table:table-cell office:value-type="currency" office:value="150972.72" table:style-name="ce17">
            <text:p>£150,972.72</text:p>
          </table:table-cell>
          <table:table-cell office:value-type="currency" office:value="2042521.58" table:style-name="ce17">
            <text:p>£2,042,521.58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Independent Police Complaints Commission</text:p>
          </table:table-cell>
          <table:table-cell office:value-type="string" table:style-name="ce112">
            <text:p>Executive Non-Departmental Public Body</text:p>
          </table:table-cell>
          <table:table-cell office:value-type="string" table:style-name="ce113">
            <text:p>Home Office</text:p>
          </table:table-cell>
          <table:table-cell office:value-type="float" office:value="31" table:style-name="ce114">
            <text:p>31</text:p>
          </table:table-cell>
          <table:table-cell office:value-type="float" office:value="29.49" table:style-name="ce133">
            <text:p>29</text:p>
          </table:table-cell>
          <table:table-cell office:value-type="float" office:value="37" table:style-name="ce134">
            <text:p>37</text:p>
          </table:table-cell>
          <table:table-cell office:value-type="float" office:value="36.729999999999997" table:style-name="ce135">
            <text:p>37</text:p>
          </table:table-cell>
          <table:table-cell office:value-type="float" office:value="284" table:style-name="ce161">
            <text:p>284</text:p>
          </table:table-cell>
          <table:table-cell office:value-type="float" office:value="278.05" table:style-name="ce163">
            <text:p>278</text:p>
          </table:table-cell>
          <table:table-cell office:value-type="float" office:value="27" table:style-name="ce160">
            <text:p>27</text:p>
          </table:table-cell>
          <table:table-cell office:value-type="float" office:value="26.720000000000002" table:style-name="ce162">
            <text:p>27</text:p>
          </table:table-cell>
          <table:table-cell office:value-type="float" office:value="5" table:style-name="ce248">
            <text:p>5</text:p>
          </table:table-cell>
          <table:table-cell office:value-type="float" office:value="5" table:style-name="ce247">
            <text:p>5</text:p>
          </table:table-cell>
          <table:table-cell office:value-type="float" office:value="0" table:style-name="ce250">
            <text:p>0</text:p>
          </table:table-cell>
          <table:table-cell office:value-type="float" office:value="0" table:style-name="ce249">
            <text:p>0</text:p>
          </table:table-cell>
          <table:table-cell office:value-type="float" office:value="384" table:content-validation-name="val3" table:style-name="ce258">
            <text:p>384</text:p>
          </table:table-cell>
          <table:table-cell office:value-type="float" office:value="375.99" table:content-validation-name="val3" table:style-name="ce181">
            <text:p>376</text:p>
          </table:table-cell>
          <table:table-cell office:value-type="float" office:value="12" table:style-name="ce179">
            <text:p>12</text:p>
          </table:table-cell>
          <table:table-cell office:value-type="float" office:value="12" table:style-name="ce176">
            <text:p>12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4" table:style-name="ce186">
            <text:p>4</text:p>
          </table:table-cell>
          <table:table-cell office:value-type="float" office:value="3.4" table:style-name="ce187">
            <text:p>3</text:p>
          </table:table-cell>
          <table:table-cell table:style-name="ce185"/>
          <table:table-cell table:style-name="ce281"/>
          <table:table-cell office:value-type="float" office:value="16" table:style-name="ce258">
            <text:p>16</text:p>
          </table:table-cell>
          <table:table-cell office:value-type="float" office:value="15.4" table:style-name="ce280">
            <text:p>15</text:p>
          </table:table-cell>
          <table:table-cell office:value-type="float" office:value="400" table:content-validation-name="val3" table:style-name="ce258">
            <text:p>400</text:p>
          </table:table-cell>
          <table:table-cell office:value-type="float" office:value="391.39" table:content-validation-name="val3" table:style-name="ce282">
            <text:p>391</text:p>
          </table:table-cell>
          <table:table-cell office:value-type="currency" office:value="1017973.41" table:content-validation-name="val2" table:style-name="ce8">
            <text:p>£1,017,973.41</text:p>
          </table:table-cell>
          <table:table-cell office:value-type="currency" office:value="71263.23" table:content-validation-name="val2" table:style-name="ce9">
            <text:p>£71,263.23</text:p>
          </table:table-cell>
          <table:table-cell table:content-validation-name="val2" table:style-name="ce9"/>
          <table:table-cell office:value-type="currency" office:value="11813.84" table:content-validation-name="val2" table:style-name="ce9">
            <text:p>£11,813.84</text:p>
          </table:table-cell>
          <table:table-cell office:value-type="currency" office:value="199239.86" table:content-validation-name="val2" table:style-name="ce9">
            <text:p>£199,239.86</text:p>
          </table:table-cell>
          <table:table-cell office:value-type="currency" office:value="91947.99000000002" table:content-validation-name="val2" table:style-name="ce9">
            <text:p>£91,947.99</text:p>
          </table:table-cell>
          <table:table-cell office:value-type="currency" office:value="1392238.3300000003" table:style-name="ce16">
            <text:p>£1,392,238.33</text:p>
          </table:table-cell>
          <table:table-cell office:value-type="currency" office:value="98602.72" table:content-validation-name="val2" table:style-name="ce12">
            <text:p>£98,602.72</text:p>
          </table:table-cell>
          <table:table-cell table:content-validation-name="val2" table:style-name="ce12"/>
          <table:table-cell office:value-type="currency" office:value="98602.72" table:style-name="ce17">
            <text:p>£98,602.72</text:p>
          </table:table-cell>
          <table:table-cell office:value-type="currency" office:value="1490841.0500000003" table:style-name="ce17">
            <text:p>£1,490,841.0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National Policing Improvement Agency</text:p>
          </table:table-cell>
          <table:table-cell office:value-type="string" table:style-name="ce105">
            <text:p>Executive Non-Departmental Public Body</text:p>
          </table:table-cell>
          <table:table-cell office:value-type="string" table:style-name="ce103">
            <text:p>Home Office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5" table:style-name="ce117">
            <text:p>5</text:p>
          </table:table-cell>
          <table:table-cell office:value-type="float" office:value="5" table:style-name="ce115">
            <text:p>5</text:p>
          </table:table-cell>
          <table:table-cell office:value-type="float" office:value="15" table:style-name="ce164">
            <text:p>15</text:p>
          </table:table-cell>
          <table:table-cell office:value-type="float" office:value="14.14" table:style-name="ce165">
            <text:p>14</text:p>
          </table:table-cell>
          <table:table-cell office:value-type="float" office:value="12" table:style-name="ce156">
            <text:p>12</text:p>
          </table:table-cell>
          <table:table-cell office:value-type="float" office:value="11.07" table:style-name="ce155">
            <text:p>11</text:p>
          </table:table-cell>
          <table:table-cell office:value-type="float" office:value="1" table:style-name="ce231">
            <text:p>1</text:p>
          </table:table-cell>
          <table:table-cell office:value-type="float" office:value="1" table:style-name="ce233">
            <text:p>1</text:p>
          </table:table-cell>
          <table:table-cell office:value-type="float" office:value="0" table:style-name="ce260">
            <text:p>0</text:p>
          </table:table-cell>
          <table:table-cell office:value-type="float" office:value="0" table:style-name="ce261">
            <text:p>0</text:p>
          </table:table-cell>
          <table:table-cell office:value-type="float" office:value="33" table:content-validation-name="val3" table:style-name="ce258">
            <text:p>33</text:p>
          </table:table-cell>
          <table:table-cell office:value-type="float" office:value="31.21" table:content-validation-name="val3" table:style-name="ce204">
            <text:p>31</text:p>
          </table:table-cell>
          <table:table-cell table:style-name="ce206"/>
          <table:table-cell table:style-name="ce205"/>
          <table:table-cell table:style-name="ce196"/>
          <table:table-cell table:style-name="ce200"/>
          <table:table-cell table:style-name="ce188"/>
          <table:table-cell table:style-name="ce190"/>
          <table:table-cell table:style-name="ce189"/>
          <table:table-cell table:style-name="ce195"/>
          <table:table-cell office:value-type="float" office:value="0" table:style-name="ce258">
            <text:p>0</text:p>
          </table:table-cell>
          <table:table-cell office:value-type="float" office:value="0" table:style-name="ce284">
            <text:p>0</text:p>
          </table:table-cell>
          <table:table-cell office:value-type="float" office:value="33" table:content-validation-name="val3" table:style-name="ce258">
            <text:p>33</text:p>
          </table:table-cell>
          <table:table-cell office:value-type="float" office:value="31.21" table:content-validation-name="val3" table:style-name="ce283">
            <text:p>31</text:p>
          </table:table-cell>
          <table:table-cell office:value-type="currency" office:value="128599.58" table:content-validation-name="val2" table:style-name="ce8">
            <text:p>£128,599.58</text:p>
          </table:table-cell>
          <table:table-cell office:value-type="currency" office:value="19976.310000000001" table:content-validation-name="val2" table:style-name="ce9">
            <text:p>£19,976.31</text:p>
          </table:table-cell>
          <table:table-cell table:content-validation-name="val2" table:style-name="ce9"/>
          <table:table-cell table:content-validation-name="val2" table:style-name="ce9"/>
          <table:table-cell office:value-type="currency" office:value="27332.89" table:content-validation-name="val2" table:style-name="ce9">
            <text:p>£27,332.89</text:p>
          </table:table-cell>
          <table:table-cell office:value-type="currency" office:value="14493.21" table:content-validation-name="val2" table:style-name="ce9">
            <text:p>£14,493.21</text:p>
          </table:table-cell>
          <table:table-cell office:value-type="currency" office:value="190401.99000000002" table:style-name="ce16">
            <text:p>£190,401.99</text:p>
          </table:table-cell>
          <table:table-cell office:value-type="currency" office:value="-2685" table:content-validation-name="val2" table:style-name="ce12">
            <text:p>-£2,685.00</text:p>
          </table:table-cell>
          <table:table-cell table:content-validation-name="val2" table:style-name="ce12"/>
          <table:table-cell office:value-type="currency" office:value="-2685" table:style-name="ce17">
            <text:p>-£2,685.00</text:p>
          </table:table-cell>
          <table:table-cell office:value-type="currency" office:value="187716.99000000002" table:style-name="ce17">
            <text:p>£187,716.9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Office of the Immigration Services Commissioner</text:p>
          </table:table-cell>
          <table:table-cell office:value-type="string" table:style-name="ce107">
            <text:p>Executive Non-Departmental Public Body</text:p>
          </table:table-cell>
          <table:table-cell office:value-type="string" table:style-name="ce106">
            <text:p>Home Office</text:p>
          </table:table-cell>
          <table:table-cell office:value-type="float" office:value="13" table:style-name="ce108">
            <text:p>13</text:p>
          </table:table-cell>
          <table:table-cell office:value-type="float" office:value="11.5" table:style-name="ce121">
            <text:p>12</text:p>
          </table:table-cell>
          <table:table-cell office:value-type="float" office:value="8" table:style-name="ce118">
            <text:p>8</text:p>
          </table:table-cell>
          <table:table-cell office:value-type="float" office:value="8" table:style-name="ce120">
            <text:p>8</text:p>
          </table:table-cell>
          <table:table-cell office:value-type="float" office:value="37" table:style-name="ce119">
            <text:p>37</text:p>
          </table:table-cell>
          <table:table-cell office:value-type="float" office:value="36.5" table:style-name="ce159">
            <text:p>37</text:p>
          </table:table-cell>
          <table:table-cell office:value-type="float" office:value="2" table:style-name="ce157">
            <text:p>2</text:p>
          </table:table-cell>
          <table:table-cell office:value-type="float" office:value="1.8" table:style-name="ce158">
            <text:p>2</text:p>
          </table:table-cell>
          <table:table-cell office:value-type="float" office:value="1" table:style-name="ce230">
            <text:p>1</text:p>
          </table:table-cell>
          <table:table-cell office:value-type="float" office:value="0.6" table:style-name="ce234">
            <text:p>1</text:p>
          </table:table-cell>
          <table:table-cell table:style-name="ce252"/>
          <table:table-cell table:style-name="ce251"/>
          <table:table-cell office:value-type="float" office:value="61" table:content-validation-name="val3" table:style-name="ce258">
            <text:p>61</text:p>
          </table:table-cell>
          <table:table-cell office:value-type="float" office:value="58.4" table:content-validation-name="val3" table:style-name="ce207">
            <text:p>58</text:p>
          </table:table-cell>
          <table:table-cell table:style-name="ce208"/>
          <table:table-cell table:style-name="ce209"/>
          <table:table-cell table:style-name="ce198"/>
          <table:table-cell table:style-name="ce197"/>
          <table:table-cell table:style-name="ce192"/>
          <table:table-cell table:style-name="ce191"/>
          <table:table-cell table:style-name="ce193"/>
          <table:table-cell table:style-name="ce194"/>
          <table:table-cell office:value-type="float" office:value="0" table:style-name="ce258">
            <text:p>0</text:p>
          </table:table-cell>
          <table:table-cell office:value-type="float" office:value="0" table:style-name="ce286">
            <text:p>0</text:p>
          </table:table-cell>
          <table:table-cell office:value-type="float" office:value="61" table:content-validation-name="val3" table:style-name="ce258">
            <text:p>61</text:p>
          </table:table-cell>
          <table:table-cell office:value-type="float" office:value="58.4" table:content-validation-name="val3" table:style-name="ce288">
            <text:p>58</text:p>
          </table:table-cell>
          <table:table-cell office:value-type="currency" office:value="162135" table:content-validation-name="val2" table:style-name="ce8">
            <text:p>£162,135.00</text:p>
          </table:table-cell>
          <table:table-cell office:value-type="currency" office:value="417" table:content-validation-name="val2" table:style-name="ce9">
            <text:p>£417.00</text:p>
          </table:table-cell>
          <table:table-cell table:content-validation-name="val2" table:style-name="ce9"/>
          <table:table-cell table:content-validation-name="val2" table:style-name="ce9"/>
          <table:table-cell office:value-type="currency" office:value="28921" table:content-validation-name="val2" table:style-name="ce9">
            <text:p>£28,921.00</text:p>
          </table:table-cell>
          <table:table-cell office:value-type="currency" office:value="13262" table:content-validation-name="val2" table:style-name="ce9">
            <text:p>£13,262.00</text:p>
          </table:table-cell>
          <table:table-cell office:value-type="currency" office:value="204735" table:style-name="ce16">
            <text:p>£204,735.00</text:p>
          </table:table-cell>
          <table:table-cell table:content-validation-name="val2" table:style-name="ce10"/>
          <table:table-cell table:content-validation-name="val2" table:style-name="ce10"/>
          <table:table-cell office:value-type="currency" office:value="0" table:style-name="ce17">
            <text:p>£0.00</text:p>
          </table:table-cell>
          <table:table-cell office:value-type="currency" office:value="204735" table:style-name="ce17">
            <text:p>£204,735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Security Industry Authority</text:p>
          </table:table-cell>
          <table:table-cell office:value-type="string" table:style-name="ce138">
            <text:p>Executive Non-Departmental Public Body</text:p>
          </table:table-cell>
          <table:table-cell office:value-type="string" table:style-name="ce137">
            <text:p>Home Office</text:p>
          </table:table-cell>
          <table:table-cell office:value-type="float" office:value="32" table:style-name="ce140">
            <text:p>32</text:p>
          </table:table-cell>
          <table:table-cell office:value-type="float" office:value="31.35" table:style-name="ce122">
            <text:p>31</text:p>
          </table:table-cell>
          <table:table-cell office:value-type="float" office:value="19" table:style-name="ce124">
            <text:p>19</text:p>
          </table:table-cell>
          <table:table-cell office:value-type="float" office:value="19" table:style-name="ce123">
            <text:p>19</text:p>
          </table:table-cell>
          <table:table-cell office:value-type="float" office:value="92" table:style-name="ce129">
            <text:p>92</text:p>
          </table:table-cell>
          <table:table-cell office:value-type="float" office:value="92" table:style-name="ce167">
            <text:p>92</text:p>
          </table:table-cell>
          <table:table-cell office:value-type="float" office:value="11" table:style-name="ce166">
            <text:p>11</text:p>
          </table:table-cell>
          <table:table-cell office:value-type="float" office:value="11" table:style-name="ce168">
            <text:p>11</text:p>
          </table:table-cell>
          <table:table-cell office:value-type="float" office:value="4" table:style-name="ce232">
            <text:p>4</text:p>
          </table:table-cell>
          <table:table-cell office:value-type="float" office:value="4" table:style-name="ce237">
            <text:p>4</text:p>
          </table:table-cell>
          <table:table-cell office:value-type="float" office:value="5" table:style-name="ce254">
            <text:p>5</text:p>
          </table:table-cell>
          <table:table-cell office:value-type="float" office:value="5" table:style-name="ce253">
            <text:p>5</text:p>
          </table:table-cell>
          <table:table-cell office:value-type="float" office:value="163" table:content-validation-name="val3" table:style-name="ce258">
            <text:p>163</text:p>
          </table:table-cell>
          <table:table-cell office:value-type="float" office:value="162.35" table:content-validation-name="val3" table:style-name="ce218">
            <text:p>162</text:p>
          </table:table-cell>
          <table:table-cell office:value-type="float" office:value="9" table:style-name="ce220">
            <text:p>9</text:p>
          </table:table-cell>
          <table:table-cell office:value-type="float" office:value="9" table:style-name="ce219">
            <text:p>9</text:p>
          </table:table-cell>
          <table:table-cell office:value-type="float" office:value="19" table:style-name="ce199">
            <text:p>19</text:p>
          </table:table-cell>
          <table:table-cell office:value-type="float" office:value="19" table:style-name="ce203">
            <text:p>19</text:p>
          </table:table-cell>
          <table:table-cell table:style-name="ce211"/>
          <table:table-cell table:style-name="ce212"/>
          <table:table-cell table:style-name="ce210"/>
          <table:table-cell table:style-name="ce217"/>
          <table:table-cell office:value-type="float" office:value="28" table:style-name="ce258">
            <text:p>28</text:p>
          </table:table-cell>
          <table:table-cell office:value-type="float" office:value="28" table:style-name="ce285">
            <text:p>28</text:p>
          </table:table-cell>
          <table:table-cell office:value-type="float" office:value="191" table:content-validation-name="val3" table:style-name="ce258">
            <text:p>191</text:p>
          </table:table-cell>
          <table:table-cell office:value-type="float" office:value="190.35" table:content-validation-name="val3" table:style-name="ce287">
            <text:p>190</text:p>
          </table:table-cell>
          <table:table-cell office:value-type="currency" office:value="488189.02" table:content-validation-name="val1" table:style-name="ce8">
            <text:p>£488,189.02</text:p>
          </table:table-cell>
          <table:table-cell office:value-type="currency" office:value="38157.89" table:content-validation-name="val1" table:style-name="ce9">
            <text:p>£38,157.89</text:p>
          </table:table-cell>
          <table:table-cell office:value-type="currency" office:value="1500" table:content-validation-name="val1" table:style-name="ce9">
            <text:p>£1,500.00</text:p>
          </table:table-cell>
          <table:table-cell office:value-type="currency" office:value="553.34" table:content-validation-name="val1" table:style-name="ce9">
            <text:p>£553.34</text:p>
          </table:table-cell>
          <table:table-cell office:value-type="currency" office:value="89161.9" table:content-validation-name="val1" table:style-name="ce9">
            <text:p>£89,161.90</text:p>
          </table:table-cell>
          <table:table-cell office:value-type="currency" office:value="40169.279999999999" table:content-validation-name="val1" table:style-name="ce9">
            <text:p>£40,169.28</text:p>
          </table:table-cell>
          <table:table-cell office:value-type="currency" office:value="657731.43000000005" table:style-name="ce16">
            <text:p>£657,731.43</text:p>
          </table:table-cell>
          <table:table-cell office:value-type="currency" office:value="271485.40000000002" table:content-validation-name="val1" table:style-name="ce10">
            <text:p>£271,485.40</text:p>
          </table:table-cell>
          <table:table-cell table:content-validation-name="val2" table:style-name="ce10"/>
          <table:table-cell office:value-type="currency" office:value="271485.40000000002" table:style-name="ce17">
            <text:p>£271,485.40</text:p>
          </table:table-cell>
          <table:table-cell office:value-type="currency" office:value="929216.83000000007" table:style-name="ce17">
            <text:p>£929,216.8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21">
            <text:p>Serious Organised Crime Agency</text:p>
          </table:table-cell>
          <table:table-cell office:value-type="string" table:style-name="ce61">
            <text:p>Executive Non-Departmental Public Body</text:p>
          </table:table-cell>
          <table:table-cell office:value-type="string" table:style-name="ce63">
            <text:p>Home Office</text:p>
          </table:table-cell>
          <table:table-cell office:value-type="float" office:value="317" table:style-name="ce139">
            <text:p>317</text:p>
          </table:table-cell>
          <table:table-cell office:value-type="float" office:value="299.10000000000002" table:style-name="ce125">
            <text:p>299</text:p>
          </table:table-cell>
          <table:table-cell office:value-type="float" office:value="1529" table:style-name="ce126">
            <text:p>1,529</text:p>
          </table:table-cell>
          <table:table-cell office:value-type="float" office:value="1489.7" table:style-name="ce127">
            <text:p>1,490</text:p>
          </table:table-cell>
          <table:table-cell office:value-type="float" office:value="1680" table:style-name="ce128">
            <text:p>1,680</text:p>
          </table:table-cell>
          <table:table-cell office:value-type="float" office:value="1646.8" table:style-name="ce171">
            <text:p>1,647</text:p>
          </table:table-cell>
          <table:table-cell office:value-type="float" office:value="283" table:style-name="ce170">
            <text:p>283</text:p>
          </table:table-cell>
          <table:table-cell office:value-type="float" office:value="280.8" table:style-name="ce169">
            <text:p>281</text:p>
          </table:table-cell>
          <table:table-cell office:value-type="float" office:value="28" table:style-name="ce235">
            <text:p>28</text:p>
          </table:table-cell>
          <table:table-cell office:value-type="float" office:value="27.6" table:style-name="ce236">
            <text:p>28</text:p>
          </table:table-cell>
          <table:table-cell office:value-type="float" office:value="7" table:style-name="ce256">
            <text:p>7</text:p>
          </table:table-cell>
          <table:table-cell office:value-type="float" office:value="3.6" table:style-name="ce255">
            <text:p>4</text:p>
          </table:table-cell>
          <table:table-cell office:value-type="float" office:value="3844" table:content-validation-name="val3" table:style-name="ce14">
            <text:p>3,844</text:p>
          </table:table-cell>
          <table:table-cell office:value-type="float" office:value="3747.6000000000004" table:content-validation-name="val3" table:style-name="ce14">
            <text:p>3,748</text:p>
          </table:table-cell>
          <table:table-cell office:value-type="float" office:value="21" table:style-name="ce222">
            <text:p>21</text:p>
          </table:table-cell>
          <table:table-cell office:value-type="float" office:value="21" table:style-name="ce221">
            <text:p>21</text:p>
          </table:table-cell>
          <table:table-cell office:value-type="float" office:value="77" table:style-name="ce201">
            <text:p>77</text:p>
          </table:table-cell>
          <table:table-cell office:value-type="float" office:value="77" table:style-name="ce202">
            <text:p>77</text:p>
          </table:table-cell>
          <table:table-cell office:value-type="float" office:value="9" table:style-name="ce214">
            <text:p>9</text:p>
          </table:table-cell>
          <table:table-cell office:value-type="float" office:value="9" table:style-name="ce213">
            <text:p>9</text:p>
          </table:table-cell>
          <table:table-cell table:style-name="ce215"/>
          <table:table-cell table:style-name="ce216"/>
          <table:table-cell office:value-type="float" office:value="107" table:style-name="ce20">
            <text:p>107</text:p>
          </table:table-cell>
          <table:table-cell office:value-type="float" office:value="107" table:style-name="ce20">
            <text:p>107</text:p>
          </table:table-cell>
          <table:table-cell office:value-type="float" office:value="3951" table:content-validation-name="val3" table:style-name="ce15">
            <text:p>3,951</text:p>
          </table:table-cell>
          <table:table-cell office:value-type="float" office:value="3854.6000000000004" table:content-validation-name="val3" table:style-name="ce15">
            <text:p>3,855</text:p>
          </table:table-cell>
          <table:table-cell office:value-type="currency" office:value="11109547" table:content-validation-name="val2" table:style-name="ce8">
            <text:p>£11,109,547.00</text:p>
          </table:table-cell>
          <table:table-cell office:value-type="currency" office:value="948708" table:content-validation-name="val2" table:style-name="ce9">
            <text:p>£948,708.00</text:p>
          </table:table-cell>
          <table:table-cell office:value-type="currency" office:value="49196" table:content-validation-name="val2" table:style-name="ce9">
            <text:p>£49,196.00</text:p>
          </table:table-cell>
          <table:table-cell office:value-type="currency" office:value="665959" table:content-validation-name="val2" table:style-name="ce9">
            <text:p>£665,959.00</text:p>
          </table:table-cell>
          <table:table-cell office:value-type="currency" office:value="2339278" table:content-validation-name="val2" table:style-name="ce9">
            <text:p>£2,339,278.00</text:p>
          </table:table-cell>
          <table:table-cell office:value-type="currency" office:value="1094942" table:content-validation-name="val2" table:style-name="ce9">
            <text:p>£1,094,942.00</text:p>
          </table:table-cell>
          <table:table-cell office:value-type="currency" office:value="16207630" table:style-name="ce16">
            <text:p>£16,207,630.00</text:p>
          </table:table-cell>
          <table:table-cell office:value-type="currency" office:value="834053" table:content-validation-name="val2" table:style-name="ce12">
            <text:p>£834,053.00</text:p>
          </table:table-cell>
          <table:table-cell table:content-validation-name="val2" table:style-name="ce12"/>
          <table:table-cell office:value-type="currency" office:value="834053" table:style-name="ce17">
            <text:p>£834,053.00</text:p>
          </table:table-cell>
          <table:table-cell office:value-type="currency" office:value="17041683" table:style-name="ce17">
            <text:p>£17,041,683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urrency_32_2" style:display-name="Currency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Julian Greig</dc:creator>
    <meta:creation-date>2012-07-18T14:50:11Z</meta:creation-date>
    <dc:date>2013-05-13T14:46:43Z</dc:date>
  </office:meta>
</office:document-meta>
</file>